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86cm" fo:min-width="10.0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034cm" fo:min-width="18.51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58cm" fo:min-width="3.02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72cm" fo:min-width="7.84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7cm" fo:min-width="6.57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2.514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588cm" fo:min-width="12.42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17" style:family="graphic" style:parent-style-name="standard">
      <style:graphic-properties draw:stroke="none" svg:stroke-color="#000000" draw:fill="solid" draw:fill-color="#dddddd" draw:auto-grow-height="true" draw:auto-grow-width="false" fo:max-height="0cm" fo:min-height="0.738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text-shadow="1pt 1pt"/>
    </style:style>
    <style:style style:name="P9" style:family="paragraph">
      <loext:graphic-properties draw:fill="none" draw:fill-color="#ffffff"/>
      <style:text-properties fo:font-size="16pt"/>
    </style:style>
    <style:style style:name="P10" style:family="paragraph">
      <loext:graphic-properties draw:fill="solid" draw:fill-color="#dddddd"/>
      <style:text-properties style:font-name="Courier 10 Pitch1"/>
    </style:style>
    <style:style style:name="P11" style:family="paragraph">
      <loext:graphic-properties draw:fill-color="#ffffff"/>
    </style:style>
    <style:style style:name="T1" style:family="text">
      <style:text-properties fo:text-shadow="1pt 1pt"/>
    </style:style>
    <style:style style:name="T2" style:family="text">
      <style:text-properties fo:font-size="16pt"/>
    </style:style>
    <style:style style:name="T3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286cm" svg:y2="14.224cm">
          <text:p/>
        </draw:line>
        <draw:line draw:style-name="gr1" draw:text-style-name="P1" draw:layer="layout" svg:x1="25.514cm" svg:y1="-5.767cm" svg:x2="25.243cm" svg:y2="14.334cm">
          <text:p/>
        </draw:line>
        <draw:line draw:style-name="gr1" draw:text-style-name="P1" draw:layer="layout" svg:x1="14.382cm" svg:y1="-6.1cm" svg:x2="14.382cm" svg:y2="14.224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,\pmb{p''}\rangle \vert \forall i \in I \right\rbrace§svg§600§TRUE§</svg:desc>
          <draw:polygon draw:style-name="gr4" draw:text-style-name="P4" draw:layer="layout" svg:width="11.648cm" svg:height="0.687cm" svg:x="15.885cm" svg:y="-8.825cm" svg:viewBox="0 0 11649 688" draw:points="5825,688 0,688 0,0 11649,0 11649,688">
            <text:p/>
          </draw:polygon>
          <draw:path draw:style-name="gr3" draw:text-style-name="P3" draw:layer="layout" svg:width="0.297cm" svg:height="0.488cm" svg:x="15.923cm" svg:y="-8.776cm" svg:viewBox="0 0 298 489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8 8 18 3 0 5-2 9-10 0 0 2-2 25-38 21 23 64 48 123 48 78 0 133-67 133-141 0-67-45-122-100-135z">
            <text:p/>
          </draw:path>
          <draw:path draw:style-name="gr3" draw:text-style-name="P3" draw:layer="layout" svg:width="0.446cm" svg:height="0.157cm" svg:x="16.514cm" svg:y="-8.55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238cm" svg:height="0.668cm" svg:x="17.264cm" svg:y="-8.806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246cm" svg:height="0.303cm" svg:x="17.586cm" svg:y="-8.601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446cm" svg:height="0.157cm" svg:x="18.085cm" svg:y="-8.55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49cm" svg:height="0.668cm" svg:x="18.824cm" svg:y="-8.806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text-style-name="P3" draw:layer="layout" svg:width="0.178cm" svg:height="0.449cm" svg:x="19.03cm" svg:y="-8.747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19.297cm" svg:y="-8.3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cm" svg:height="0.488cm" svg:x="19.556cm" svg:y="-8.776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text-style-name="P3" draw:layer="layout" svg:width="0.079cm" svg:height="0.2cm" svg:x="20.109cm" svg:y="-8.37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20.382cm" svg:y="-8.776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827cm" svg:y="-8.776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8 285-2-23-10-72-59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1.346cm" svg:y="-8.76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cm" svg:x="21.948cm" svg:y="-8.37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cm" svg:height="0.303cm" svg:x="22.193cm" svg:y="-8.601cm" svg:viewBox="0 0 331 304" svg:d="M2 272c-2 7-2 9-2 15 0 11 10 17 19 17 21 0 25-15 30-38 6-23 2-11 31-123 57 1 116 13 116 57 0 5 0 7-2 15-2 9-4 17-4 23 0 40 29 66 63 66 21 0 38-11 51-34 17-29 27-69 27-69 0-7-8-7-10-7-6 0-7 4-9 13-12 46-27 82-57 82-16 0-23-8-23-32 0-10 4-25 6-37 1-7 3-15 3-22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cm" svg:x="22.598cm" svg:y="-8.37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814cm" svg:y="-8.601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3.229cm" svg:y="-8.3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3.445cm" svg:y="-8.601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825cm" svg:y="-8.8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cm" svg:height="0.303cm" svg:x="22.208cm" svg:y="-8.62cm" svg:viewBox="0 0 331 304" svg:d="M2 272c-2 7-2 9-2 15 0 11 10 17 19 17 21 0 25-15 30-38 6-23 2-11 31-123 57 1 116 13 116 57 0 5 0 7-2 15-2 9-4 17-4 23 0 40 29 66 63 66 21 0 38-11 51-34 17-29 27-69 27-69 0-7-8-7-10-7-6 0-7 4-9 13-12 46-27 82-57 82-16 0-23-8-23-32 0-10 4-25 6-37 1-7 3-15 3-22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cm" svg:x="22.613cm" svg:y="-8.396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2.83cm" svg:y="-8.6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3.244cm" svg:y="-8.396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3.46cm" svg:y="-8.6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838cm" svg:y="-8.82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33cm" svg:height="0.303cm" svg:x="22.223cm" svg:y="-8.601cm" svg:viewBox="0 0 331 304" svg:d="M2 272c-2 7-2 9-2 15 0 11 10 17 19 17 21 0 25-15 30-38 6-23 2-11 31-123 57 1 116 13 116 57 0 5 0 7-2 15-2 9-4 17-4 23 0 40 29 66 63 66 21 0 38-11 51-34 17-29 27-69 27-69 0-7-8-7-10-7-6 0-7 4-9 13-12 46-27 82-57 82-16 0-23-8-23-32 0-10 4-25 6-37 1-7 3-15 3-22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cm" svg:x="22.628cm" svg:y="-8.37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845cm" svg:y="-8.601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3.259cm" svg:y="-8.37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476cm" svg:y="-8.601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854cm" svg:y="-8.81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079cm" svg:height="0.2cm" svg:x="24.082cm" svg:y="-8.37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4.27cm" svg:y="-8.601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648cm" svg:y="-8.81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24.802cm" svg:y="-8.8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49cm" svg:height="0.427cm" svg:x="24.285cm" svg:y="-8.6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663cm" svg:y="-8.82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24.817cm" svg:y="-8.82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349cm" svg:height="0.427cm" svg:x="24.298cm" svg:y="-8.601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678cm" svg:y="-8.81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24.83cm" svg:y="-8.81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49cm" svg:height="0.668cm" svg:x="25.035cm" svg:y="-8.806cm" svg:viewBox="0 0 150 669" svg:d="M148 346c2-8 2-10 2-11 0-2 0-4-2-12l-119-308c-4-11-8-15-16-15-7 0-13 6-13 13 0 2 0 4 4 12l120 310-120 309c-4 8-4 10-4 12 0 7 6 13 13 13 10 0 12-6 16-13z">
            <text:p/>
          </draw:path>
          <draw:path draw:style-name="gr3" draw:text-style-name="P3" draw:layer="layout" svg:width="0.028cm" svg:height="0.668cm" svg:x="25.336cm" svg:y="-8.806cm" svg:viewBox="0 0 29 669" svg:d="M29 25c0-14 0-25-14-25-15 0-15 11-15 25v621c0 12 0 23 15 23 14 0 14-11 14-23z">
            <text:p/>
          </draw:path>
          <draw:path draw:style-name="gr3" draw:text-style-name="P3" draw:layer="layout" svg:width="0.371cm" svg:height="0.48cm" svg:x="25.442cm" svg:y="-8.768cm" svg:viewBox="0 0 372 481" svg:d="M371 25c1-6 1-8 1-12 0-5-3-13-13-13-7 0-11 8-15 15l-55 148h-203l-57-148c-4-9-6-15-16-15-5 0-13 8-13 13 0 2 0 2 4 12l167 441c4 7 8 15 15 15 10 0 14-8 15-15zM95 190h182l-91 238z">
            <text:p/>
          </draw:path>
          <draw:path draw:style-name="gr3" draw:text-style-name="P3" draw:layer="layout" svg:width="0.178cm" svg:height="0.449cm" svg:x="25.83cm" svg:y="-8.747cm" svg:viewBox="0 0 179 450" svg:d="M173 25c0-14-10-25-27-25s-36 17-36 36c0 12 10 23 27 23 15 0 36-15 36-34zM122 276c7-19 7-21 13-38 6-14 9-23 9-37 0-30-20-55-55-55-64 0-89 97-89 105 0 6 8 6 8 6 7 0 7-2 11-12 19-63 46-83 68-83 6 0 18 0 18 20 0 16-6 29-8 37-6 17-36 95-48 123-5 17-15 40-15 53 0 33 23 55 55 55 65 0 90-96 90-102 0-8-6-8-10-8-6 0-6 2-9 14-12 41-35 81-69 81-11 0-17-5-17-21 0-17 6-26 21-68z">
            <text:p/>
          </draw:path>
          <draw:path draw:style-name="gr3" draw:text-style-name="P3" draw:layer="layout" svg:width="0.335cm" svg:height="0.389cm" svg:x="26.282cm" svg:y="-8.665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311cm" svg:height="0.457cm" svg:x="26.877cm" svg:y="-8.76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238cm" svg:height="0.668cm" svg:x="27.247cm" svg:y="-8.80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</draw:g>
        <draw:line draw:style-name="gr5" draw:text-style-name="P5" draw:layer="layout" svg:x1="2.321cm" svg:y1="-5.502cm" svg:x2="14.382cm" svg:y2="-5.502cm">
          <text:p/>
        </draw:line>
        <draw:custom-shape draw:style-name="gr6" draw:text-style-name="P6" draw:layer="layout" svg:width="10.552cm" svg:height="1.97cm" svg:x="0.878cm" svg:y="-5.27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82cm" svg:y1="-2.154cm" svg:x2="2.321cm" svg:y2="-2.154cm">
          <text:p/>
        </draw:line>
        <draw:g>
          <svg:title>TexMaths</svg:title>
          <svg:desc>19§latex§\text{IMSI inquiry response (\pmb{$q$)}}§svg§600§TRUE§</svg:desc>
          <draw:polygon draw:style-name="gr4" draw:text-style-name="P4" draw:layer="layout" svg:width="7.506cm" svg:height="0.692cm" svg:x="4.258cm" svg:y="-3.019cm" svg:viewBox="0 0 7507 693" draw:points="3753,693 0,693 0,0 7507,0 7507,693">
            <text:p/>
          </draw:polygon>
          <draw:path draw:style-name="gr3" draw:text-style-name="P3" draw:layer="layout" svg:width="0.204cm" svg:height="0.457cm" svg:x="4.277cm" svg:y="-2.949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563cm" svg:height="0.457cm" svg:x="4.522cm" svg:y="-2.949cm" svg:viewBox="0 0 564 458" svg:d="M137 15c-6-15-8-15-23-15h-114v21h15c53 0 53 7 53 32v334c0 19 0 50-68 50v21c23 0 57-2 78-2 23 0 55 2 80 2v-21c-71 0-71-31-71-50v-360h2l162 415c2 10 6 16 13 16 6 0 10-6 12-14l165-423v385c0 23-2 31-53 31h-16v21c25-2 71-2 97-2 25 0 71 0 95 2v-21h-17c-51 0-51-8-51-31v-353c0-25 0-32 51-32h17v-21h-114c-17 0-17 0-21 13l-148 376z">
            <text:p/>
          </draw:path>
          <draw:path draw:style-name="gr3" draw:text-style-name="P3" draw:layer="layout" svg:width="0.297cm" svg:height="0.487cm" svg:x="5.145cm" svg:y="-2.964cm" svg:viewBox="0 0 298 488" svg:d="M198 213l-88-21c-42-10-66-46-66-86 0-47 36-87 87-87 112 0 127 110 131 141 2 3 2 7 10 7 7 0 7-4 7-17v-135c0-11 0-15-7-15-4 0-6 0-10 9l-23 38c-20-20-49-47-108-47-74 0-131 59-131 129 0 57 36 105 87 124 8 1 42 11 90 22 19 4 38 10 57 35 15 17 21 38 21 60 0 48-35 97-90 97-21 0-70-4-106-36-40-38-42-80-42-104-2-6-6-6-7-6-10 0-10 4-10 15v135c0 11 0 17 8 17 3 0 5-2 9-9 0 0 2-2 25-38 21 22 64 47 123 47 78 0 133-66 133-140 0-67-45-122-100-135z">
            <text:p/>
          </draw:path>
          <draw:path draw:style-name="gr3" draw:text-style-name="P3" draw:layer="layout" svg:width="0.204cm" svg:height="0.457cm" svg:x="5.497cm" svg:y="-2.949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143cm" svg:height="0.447cm" svg:x="5.962cm" svg:y="-2.939cm" svg:viewBox="0 0 144 448" svg:d="M97 152l-95 8v20c46 0 51 4 51 36v181c0 30-7 30-53 30v21c21 0 59-2 74-2 25 0 48 2 70 2v-21c-43 0-47-4-47-28zM101 36c0-23-17-36-36-36-21 0-36 19-36 36s15 34 36 34c19 0 36-13 36-34z">
            <text:p/>
          </draw:path>
          <draw:path draw:style-name="gr3" draw:text-style-name="P3" draw:layer="layout" svg:width="0.337cm" svg:height="0.295cm" svg:x="6.147cm" svg:y="-2.78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33cm" svg:height="0.426cm" svg:x="6.517cm" svg:y="-2.789cm" svg:viewBox="0 0 331 427" svg:d="M232 256v120c0 30-8 30-51 30v21c22-2 57-4 74-4 19 0 53 2 76 4v-21c-44 0-52 0-52-30v-376h-15l-26 61c-8-19-37-61-90-61-78 0-148 65-148 152 0 83 65 152 143 152 47 0 76-29 89-48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867cm" svg:y="-2.78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143cm" svg:height="0.447cm" svg:x="7.237cm" svg:y="-2.939cm" svg:viewBox="0 0 144 448" svg:d="M97 152l-95 8v20c46 0 51 4 51 36v181c0 30-7 30-53 30v21c21 0 59-2 74-2 25 0 48 2 70 2v-21c-43 0-47-4-47-28zM101 36c0-23-17-36-36-36-21 0-36 19-36 36s15 34 36 34c19 0 36-13 36-34z">
            <text:p/>
          </draw:path>
          <draw:path draw:style-name="gr3" draw:text-style-name="P3" draw:layer="layout" svg:width="0.225cm" svg:height="0.295cm" svg:x="7.42cm" svg:y="-2.78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6cm" svg:x="7.674cm" svg:y="-2.78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text-style-name="P3" draw:layer="layout" svg:width="0.225cm" svg:height="0.295cm" svg:x="8.254cm" svg:y="-2.78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514cm" svg:y="-2.793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text-style-name="P3" draw:layer="layout" svg:width="0.219cm" svg:height="0.307cm" svg:x="8.812cm" svg:y="-2.793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8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3cm" svg:height="0.426cm" svg:x="9.073cm" svg:y="-2.789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297cm" svg:height="0.307cm" svg:x="9.46cm" svg:y="-2.793cm" svg:viewBox="0 0 298 308" svg:d="M298 158c0-88-68-158-148-158-85 0-150 74-150 158 0 85 70 150 148 150 82 0 150-65 150-150zM150 291c-30 0-59-14-78-44-17-31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295cm" svg:x="9.795cm" svg:y="-2.78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219cm" svg:height="0.307cm" svg:x="10.165cm" svg:y="-2.793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8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259cm" svg:height="0.307cm" svg:x="10.425cm" svg:y="-2.793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text-style-name="P3" draw:layer="layout" svg:width="0.157cm" svg:height="0.667cm" svg:x="10.99cm" svg:y="-2.994cm" svg:viewBox="0 0 158 668" svg:d="M158 663c0-2 0-4-14-15-83-84-104-211-104-314 0-116 25-231 108-315 10-10 10-10 10-11 0-6-4-8-8-8-7 0-68 46-108 131-34 74-42 148-42 203 0 53 8 133 44 209 42 84 99 125 106 125 4 0 8-1 8-5z">
            <text:p/>
          </draw:path>
          <draw:path draw:style-name="gr3" draw:text-style-name="P3" draw:layer="layout" svg:width="0.276cm" svg:height="0.426cm" svg:x="11.176cm" svg:y="-2.789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7cm" svg:x="11.508cm" svg:y="-2.994cm" svg:viewBox="0 0 158 668" svg:d="M158 334c0-51-8-133-46-209-40-81-99-125-104-125-6 0-8 2-8 8 0 1 0 1 13 15 67 66 105 173 105 311 0 116-25 234-108 317-10 8-10 10-10 12 0 4 2 5 8 5 5 0 66-45 106-129 34-74 44-148 44-205z">
            <text:p/>
          </draw:path>
          <draw:path draw:style-name="gr3" draw:text-style-name="P3" draw:layer="layout" svg:width="0.276cm" svg:height="0.426cm" svg:x="11.193cm" svg:y="-2.816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7cm" svg:x="11.526cm" svg:y="-3.021cm" svg:viewBox="0 0 158 668" svg:d="M158 334c0-51-8-133-46-209-40-81-99-125-104-125-6 0-8 2-8 8 0 1 0 1 13 15 67 66 105 173 105 311 0 116-25 234-108 317-10 8-10 10-10 12 0 4 2 5 8 5 5 0 66-45 106-129 34-74 44-148 44-205z">
            <text:p/>
          </draw:path>
          <draw:path draw:style-name="gr3" draw:text-style-name="P3" draw:layer="layout" svg:width="0.276cm" svg:height="0.426cm" svg:x="11.21cm" svg:y="-2.789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7cm" svg:x="11.543cm" svg:y="-2.994cm" svg:viewBox="0 0 158 668" svg:d="M158 334c0-51-8-133-46-209-40-81-99-125-104-125-6 0-8 2-8 8 0 1 0 1 13 15 67 66 105 173 105 311 0 116-25 234-108 317-10 8-10 10-10 12 0 4 2 5 8 5 5 0 66-45 106-129 34-74 44-148 44-205z">
            <text:p/>
          </draw:path>
        </draw:g>
        <draw:line draw:style-name="gr7" draw:text-style-name="P1" draw:layer="layout" svg:x1="14.401cm" svg:y1="-2.154cm" svg:x2="25.514cm" svg:y2="-2.154cm">
          <text:p/>
        </draw:line>
        <draw:g>
          <svg:title>TexMaths</svg:title>
          <svg:desc>19§latex§AV request (\pmb{$q$})§svg§600§TRUE§</svg:desc>
          <draw:polygon draw:style-name="gr4" draw:text-style-name="P4" draw:layer="layout" svg:width="4.303cm" svg:height="0.666cm" svg:x="17.559cm" svg:y="-3.118cm" svg:viewBox="0 0 4304 667" draw:points="2153,667 0,667 0,0 4304,0 4304,667">
            <text:p/>
          </draw:polygon>
          <draw:path draw:style-name="gr3" draw:text-style-name="P3" draw:layer="layout" svg:width="0.459cm" svg:height="0.48cm" svg:x="17.58cm" svg:y="-3.097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6cm" svg:height="0.472cm" svg:x="17.996cm" svg:y="-3.074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text-style-name="P3" draw:layer="layout" svg:width="0.225cm" svg:height="0.295cm" svg:x="18.724cm" svg:y="-2.91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8.984cm" svg:y="-2.9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27cm" svg:x="19.284cm" svg:y="-2.91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19.634cm" svg:y="-2.91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20.001cm" svg:y="-2.9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20.301cm" svg:y="-2.9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cm" svg:height="0.419cm" svg:x="20.554cm" svg:y="-3.031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57cm" svg:height="0.668cm" svg:x="21.088cm" svg:y="-3.1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276cm" svg:height="0.427cm" svg:x="21.274cm" svg:y="-2.91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1.291cm" svg:y="-2.941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1.308cm" svg:y="-2.91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21.641cm" svg:y="-3.1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8" draw:text-style-name="P6" draw:layer="layout" svg:width="19.05cm" svg:height="4.318cm" svg:x="8.636cm" svg:y="-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bf{if} $\pmb{ \exists s \in S}$ \textbf{where} \pmb{$q \in \left\lbrace s_i, s_p,s_{p'},s_{p''} \right\rbrace$} \textbf{then}§svg§600§TRUE§</svg:desc>
          <draw:polygon draw:style-name="gr4" draw:text-style-name="P4" draw:layer="layout" svg:width="12.455cm" svg:height="0.717cm" svg:x="9.068cm" svg:y="-1.558cm" svg:viewBox="0 0 12456 718" draw:points="6228,718 0,718 0,0 12456,0 12456,718">
            <text:p/>
          </draw:polygon>
          <draw:path draw:style-name="gr3" draw:text-style-name="P3" draw:layer="layout" svg:width="0.16cm" svg:height="0.464cm" svg:x="9.1cm" svg:y="-1.497cm" svg:viewBox="0 0 161 465" svg:d="M120 163l-118 6v32c40 0 45 0 45 27v207h-47v30c21 0 53-1 82-1 21 0 55 1 79 1v-30h-41zM127 53c0-30-24-53-53-53-30 0-53 23-53 53 0 29 23 51 53 51 29 0 53-22 53-51z">
            <text:p/>
          </draw:path>
          <draw:path draw:style-name="gr3" draw:text-style-name="P3" draw:layer="layout" svg:width="0.265cm" svg:height="0.468cm" svg:x="9.309cm" svg:y="-1.499cm" svg:viewBox="0 0 266 469" svg:d="M51 171h-51v32h51v234h-47v32c24 0 53-2 85-2 25 0 69 0 93 2v-32h-59v-234h76v-32h-79v-67c0-74 51-79 66-79 4 0 8 0 12 0-10 7-16 21-16 34 0 28 25 42 42 42 19 0 42-16 42-42 0-29-25-59-78-59-65 0-137 28-137 104z">
            <text:p/>
          </draw:path>
          <draw:path draw:style-name="gr3" draw:text-style-name="P3" draw:layer="layout" svg:width="0.297cm" svg:height="0.464cm" svg:x="9.817cm" svg:y="-1.495cm" svg:viewBox="0 0 298 465" svg:d="M298 25c0-23-2-25-23-25h-252c-12 0-23 0-23 13 0 14 11 14 23 14h249v191h-240c-11 0-23 0-23 14 0 15 12 15 23 15h240v192h-249c-12 0-23 0-23 13s11 13 23 13h252c21 0 23-1 23-24z">
            <text:p/>
          </draw:path>
          <draw:path draw:style-name="gr3" draw:text-style-name="P3" draw:layer="layout" svg:width="0.246cm" svg:height="0.303cm" svg:x="10.185cm" svg:y="-1.328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10.702cm" svg:y="-1.39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1.31cm" svg:y="-1.503cm" svg:viewBox="0 0 397 488" svg:d="M397 8c0-4 0-8-6-8-3 0-5 0-13 9l-32 38c-17-30-52-47-95-47-86 0-166 78-166 158 0 55 35 85 69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97cm" svg:height="0.464cm" svg:x="9.832cm" svg:y="-1.514cm" svg:viewBox="0 0 298 465" svg:d="M298 25c0-23-2-25-23-25h-252c-12 0-23 0-23 13 0 14 11 14 23 14h249v191h-240c-11 0-23 0-23 14 0 15 12 15 23 15h240v192h-249c-12 0-23 0-23 13s11 13 23 13h252c21 0 23-1 23-24z">
            <text:p/>
          </draw:path>
          <draw:path draw:style-name="gr3" draw:text-style-name="P3" draw:layer="layout" svg:width="0.246cm" svg:height="0.303cm" svg:x="10.198cm" svg:y="-1.345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10.717cm" svg:y="-1.412cm" svg:viewBox="0 0 336 389" svg:d="M312 207c11 0 24 0 24-13 0-14-13-14-24-14h-284c8-89 84-153 179-153h105c11 0 24 0 24-14 0-13-13-13-24-13h-105c-116 0-207 87-207 194 0 108 91 195 207 195h105c11 0 24 0 24-13s-13-13-24-13h-105c-95 0-171-65-179-156z">
            <text:p/>
          </draw:path>
          <draw:path draw:style-name="gr3" draw:text-style-name="P3" draw:layer="layout" svg:width="0.396cm" svg:height="0.487cm" svg:x="11.325cm" svg:y="-1.522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97cm" svg:height="0.464cm" svg:x="9.847cm" svg:y="-1.495cm" svg:viewBox="0 0 298 465" svg:d="M298 25c0-23-2-25-23-25h-252c-12 0-23 0-23 13 0 14 11 14 23 14h249v191h-240c-11 0-23 0-23 14 0 15 12 15 23 15h240v192h-249c-12 0-23 0-23 13s11 13 23 13h252c21 0 23-1 23-24z">
            <text:p/>
          </draw:path>
          <draw:path draw:style-name="gr3" draw:text-style-name="P3" draw:layer="layout" svg:width="0.246cm" svg:height="0.303cm" svg:x="10.214cm" svg:y="-1.328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10.732cm" svg:y="-1.39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1.34cm" svg:y="-1.503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521cm" svg:height="0.299cm" svg:x="11.998cm" svg:y="-1.328cm" svg:viewBox="0 0 522 300" svg:d="M477 46c4-10 6-14 45-14v-32c-15 2-36 2-51 2-19 0-49-2-64-2v32c5 0 39 0 39 8 0 2-1 6-3 7l-71 173-76-188h38v-32c-22 0-57 2-78 2-26 0-55-2-66-2v32h40c13 33 13 34 13 34 0 4-2 8-2 10l-53 129-70-173h38v-32c-29 2-55 2-84 2-19 0-49-2-72-2v32h40l102 251c4 11 8 17 23 17 17 0 21-6 25-17l72-175 70 175c4 11 8 17 25 17 15 0 19-6 23-17z">
            <text:p/>
          </draw:path>
          <draw:path draw:style-name="gr3" draw:text-style-name="P3" draw:layer="layout" svg:width="0.381cm" svg:height="0.464cm" svg:x="12.562cm" svg:y="-1.495cm" svg:viewBox="0 0 382 465" svg:d="M46 433h-46v32c19 0 59-1 84-1 26 0 66 1 85 1v-32h-46v-139c0-74 57-106 99-106 23 0 38 13 38 65v180h-47v32c19 0 59-1 85-1 27 0 65 1 84 1v-32h-46v-173c0-70-36-97-102-97-65 0-99 40-114 67v-230l-120 6v30c42 0 46 0 46 27z">
            <text:p/>
          </draw:path>
          <draw:path draw:style-name="gr3" draw:text-style-name="P3" draw:layer="layout" svg:width="0.309cm" svg:height="0.307cm" svg:x="12.98cm" svg:y="-1.336cm" svg:viewBox="0 0 310 308" svg:d="M289 158c15 0 21 0 21-17 0-21-4-71-36-105-27-25-61-36-109-36-106 0-165 68-165 154 0 89 66 154 175 154 106 0 135-71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271cm" svg:height="0.301cm" svg:x="13.333cm" svg:y="-1.332cm" svg:viewBox="0 0 272 302" svg:d="M112 76v-76l-112 6v30c42 0 46 0 46 27v209h-46v30c23 0 53-2 85-2 25 0 69 0 92 2v-30h-57v-118c0-48 15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13.645cm" svg:y="-1.336cm" svg:viewBox="0 0 310 308" svg:d="M289 158c15 0 21 0 21-17 0-21-4-71-36-105-27-25-61-36-109-36-106 0-165 68-165 154 0 89 66 154 175 154 106 0 135-71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276cm" svg:height="0.426cm" svg:x="14.19cm" svg:y="-1.328cm" svg:viewBox="0 0 277 427" svg:d="M277 8c0-4-2-8-7-8-8 0-34 27-46 47-15-36-40-47-63-47-77 0-161 99-161 196 0 66 40 108 89 108 29 0 55-17 78-40-6 23-26 114-28 120-6 19-12 21-50 23-9 0-15 0-15 13 0 0 0 7 10 7 20 0 43-3 66-3s48 3 68 3c4 0 14 0 14-15 0-5-8-5-17-5-33 0-33-6-33-12s0-9 2-15zM91 289c-40 0-44-52-44-63 0-32 19-104 31-133 21-49 57-78 83-78 44 0 54 53 54 59 0 4-36 150-38 154-12 19-48 61-86 61z">
            <text:p/>
          </draw:path>
          <draw:path draw:style-name="gr3" draw:text-style-name="P3" draw:layer="layout" svg:width="0.335cm" svg:height="0.388cm" svg:x="14.726cm" svg:y="-1.39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15.347cm" svg:y="-1.533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246cm" svg:height="0.303cm" svg:x="15.668cm" svg:y="-1.328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143cm" svg:height="0.316cm" svg:x="15.967cm" svg:y="-1.243cm" svg:viewBox="0 0 144 317" svg:d="M131 17c0-8-6-17-19-17s-27 11-27 27c0 7 6 17 19 17 14 0 27-14 27-27zM34 256c-2 6-4 12-4 21 0 21 19 40 46 40 47 0 68-66 68-72 0-8-7-8-7-8-8 0-8 4-10 10-11 36-32 57-51 57-10 0-11-8-11-17 0-12 3-19 7-31 6-13 10-24 15-38 4-11 21-53 23-58 2-6 4-12 4-16 0-22-19-40-46-40-47 0-68 65-68 73 0 5 8 5 8 5 7 0 7-2 9-7 11-40 32-57 49-57 8 0 14 4 14 17 0 9-4 17-15 45z">
            <text:p/>
          </draw:path>
          <draw:path draw:style-name="gr3" draw:text-style-name="P3" draw:layer="layout" svg:width="0.079cm" svg:height="0.2cm" svg:x="16.225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16.497cm" svg:y="-1.328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6.774cm" svg:y="-1.13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17.141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17.414cm" svg:y="-1.328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261cm" svg:height="0.297cm" svg:x="17.692cm" svg:y="-1.13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7.996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18.239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18.511cm" svg:y="-1.328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8.788cm" svg:y="-1.13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094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24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19.474cm" svg:y="-1.533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76cm" svg:height="0.426cm" svg:x="14.207cm" svg:y="-1.355cm" svg:viewBox="0 0 277 427" svg:d="M277 8c0-4-2-8-7-8-8 0-34 27-46 47-15-36-40-47-63-47-77 0-161 99-161 196 0 66 40 108 89 108 29 0 55-17 78-40-6 23-26 114-28 120-6 19-12 21-50 23-9 0-15 0-15 13 0 0 0 7 10 7 20 0 43-3 66-3s48 3 68 3c4 0 14 0 14-15 0-5-8-5-17-5-33 0-33-6-33-12s0-9 2-15zM91 289c-40 0-44-52-44-63 0-32 19-104 31-133 21-49 57-78 83-78 44 0 54 53 54 59 0 4-36 150-38 154-12 19-48 61-86 61z">
            <text:p/>
          </draw:path>
          <draw:path draw:style-name="gr3" draw:text-style-name="P3" draw:layer="layout" svg:width="0.335cm" svg:height="0.388cm" svg:x="14.741cm" svg:y="-1.419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15.364cm" svg:y="-1.56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246cm" svg:height="0.303cm" svg:x="15.684cm" svg:y="-1.355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15.984cm" svg:y="-1.269cm" svg:viewBox="0 0 144 317" svg:d="M131 17c0-8-6-17-19-17s-27 11-27 27c0 7 6 17 19 17 14 0 27-14 27-27zM34 256c-2 6-4 12-4 21 0 21 19 40 46 40 47 0 68-66 68-72 0-8-7-8-7-8-8 0-8 4-10 10-11 36-32 57-51 57-10 0-11-8-11-17 0-12 3-19 7-31 6-13 10-24 15-38 4-11 21-53 23-58 2-6 4-12 4-16 0-22-19-40-46-40-47 0-68 65-68 73 0 5 8 5 8 5 7 0 7-2 9-7 11-40 32-57 49-57 8 0 14 4 14 17 0 9-4 17-15 45z">
            <text:p/>
          </draw:path>
          <draw:path draw:style-name="gr3" draw:text-style-name="P3" draw:layer="layout" svg:width="0.079cm" svg:height="0.2cm" svg:x="16.24cm" svg:y="-1.13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16.514cm" svg:y="-1.355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261cm" svg:height="0.297cm" svg:x="16.791cm" svg:y="-1.165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17.158cm" svg:y="-1.13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17.432cm" svg:y="-1.355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7.707cm" svg:y="-1.165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8.013cm" svg:y="-1.27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18.254cm" svg:y="-1.13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18.528cm" svg:y="-1.355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8.805cm" svg:y="-1.165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111cm" svg:y="-1.27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257cm" svg:y="-1.27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19.489cm" svg:y="-1.56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76cm" svg:height="0.426cm" svg:x="14.224cm" svg:y="-1.328cm" svg:viewBox="0 0 277 427" svg:d="M277 8c0-4-2-8-7-8-8 0-34 27-46 47-15-36-40-47-63-47-77 0-161 99-161 196 0 66 40 108 89 108 29 0 55-17 78-40-6 23-26 114-28 120-6 19-12 21-50 23-9 0-15 0-15 13 0 0 0 7 10 7 20 0 43-3 66-3s48 3 68 3c4 0 14 0 14-15 0-5-8-5-17-5-33 0-33-6-33-12s0-9 2-15zM91 289c-40 0-44-52-44-63 0-32 19-104 31-133 21-49 57-78 83-78 44 0 54 53 54 59 0 4-36 150-38 154-12 19-48 61-86 61z">
            <text:p/>
          </draw:path>
          <draw:path draw:style-name="gr3" draw:text-style-name="P3" draw:layer="layout" svg:width="0.335cm" svg:height="0.388cm" svg:x="14.758cm" svg:y="-1.39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15.38cm" svg:y="-1.533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246cm" svg:height="0.303cm" svg:x="15.701cm" svg:y="-1.328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15.999cm" svg:y="-1.243cm" svg:viewBox="0 0 144 317" svg:d="M131 17c0-8-6-17-19-17s-27 11-27 27c0 7 6 17 19 17 14 0 27-14 27-27zM34 256c-2 6-4 12-4 21 0 21 19 40 46 40 47 0 68-66 68-72 0-8-7-8-7-8-8 0-8 4-10 10-11 36-32 57-51 57-10 0-11-8-11-17 0-12 3-19 7-31 6-13 10-24 15-38 4-11 21-53 23-58 2-6 4-12 4-16 0-22-19-40-46-40-47 0-68 65-68 73 0 5 8 5 8 5 7 0 7-2 9-7 11-40 32-57 49-57 8 0 14 4 14 17 0 9-4 17-15 45z">
            <text:p/>
          </draw:path>
          <draw:path draw:style-name="gr3" draw:text-style-name="P3" draw:layer="layout" svg:width="0.079cm" svg:height="0.2cm" svg:x="16.257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16.531cm" svg:y="-1.328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261cm" svg:height="0.297cm" svg:x="16.808cm" svg:y="-1.13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17.175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17.447cm" svg:y="-1.328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7.724cm" svg:y="-1.13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8.03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18.271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18.545cm" svg:y="-1.328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261cm" svg:height="0.297cm" svg:x="18.822cm" svg:y="-1.13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128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274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19.506cm" svg:y="-1.533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42cm" svg:height="0.428cm" svg:x="20.038cm" svg:y="-1.457cm" svg:viewBox="0 0 243 429" svg:d="M55 160v184c0 72 59 85 106 85 52 0 82-38 82-87v-34h-32v34c0 46-21 61-40 61-40 0-40-42-40-59v-184h99v-33h-99v-127h-30c-2 66-35 133-101 135v25z">
            <text:p/>
          </draw:path>
          <draw:path draw:style-name="gr3" draw:text-style-name="P3" draw:layer="layout" svg:width="0.381cm" svg:height="0.464cm" svg:x="20.352cm" svg:y="-1.495cm" svg:viewBox="0 0 382 465" svg:d="M46 433h-46v32c19 0 59-1 84-1 26 0 66 1 85 1v-32h-46v-139c0-74 57-106 99-106 23 0 38 13 38 65v180h-47v32c19 0 59-1 85-1 27 0 65 1 84 1v-32h-46v-173c0-70-36-97-102-97-65 0-99 40-114 67v-230l-120 6v30c42 0 46 0 46 27z">
            <text:p/>
          </draw:path>
          <draw:path draw:style-name="gr3" draw:text-style-name="P3" draw:layer="layout" svg:width="0.309cm" svg:height="0.307cm" svg:x="20.768cm" svg:y="-1.336cm" svg:viewBox="0 0 310 308" svg:d="M289 158c15 0 21 0 21-17 0-21-4-71-36-105-27-25-61-36-109-36-106 0-165 68-165 154 0 89 66 154 175 154 106 0 135-71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381cm" svg:height="0.301cm" svg:x="21.127cm" svg:y="-1.332cm" svg:viewBox="0 0 382 302" svg:d="M46 63v209h-46v30c19 0 59-2 84-2 26 0 66 2 85 2v-30h-46v-141c0-74 57-106 99-106 23 0 38 13 38 64v183h-47v30c19 0 59-2 85-2 27 0 65 2 84 2v-30h-46v-175c0-70-36-97-102-97-65 0-101 38-118 72v-72l-116 6v30c42 0 46 0 46 27z">
            <text:p/>
          </draw:path>
        </draw:g>
        <draw:g>
          <svg:title>TexMaths</svg:title>
          <svg:desc>19§latex§ \pmb{$salt \leftarrow \left\lbrace 0,1 \right\rbrace^l$  }§svg§600§TRUE§</svg:desc>
          <draw:polygon draw:style-name="gr4" draw:text-style-name="P4" draw:layer="layout" svg:width="3.989cm" svg:height="0.854cm" svg:x="14.29cm" svg:y="-0.104cm" svg:viewBox="0 0 3990 855" draw:points="1995,855 0,855 0,0 3990,0 3990,855">
            <text:p/>
          </draw:polygon>
          <draw:path draw:style-name="gr3" draw:text-style-name="P3" draw:layer="layout" svg:width="0.246cm" svg:height="0.303cm" svg:x="14.324cm" svg:y="0.287cm" svg:viewBox="0 0 247 304" svg:d="M228 46c-19 0-32 15-32 30 0 10 5 19 21 19 15 0 30-11 30-38 0-30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14.628cm" svg:y="0.287cm" svg:viewBox="0 0 308 304" svg:d="M224 44c-13-25-32-44-62-44-78 0-162 99-162 198 0 62 36 106 89 106 14 0 48-2 88-49 5 28 28 49 61 49 24 0 39-15 49-36 11-25 21-67 21-67 0-7-6-7-8-7-7 0-7 4-9 13-12 44-25 82-52 82-19 0-20-17-20-31 0-15 1-19 9-49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text-style-name="P3" draw:layer="layout" svg:width="0.143cm" svg:height="0.472cm" svg:x="14.984cm" svg:y="0.118cm" svg:viewBox="0 0 144 473" svg:d="M144 8c0 0 0-8-7-8-17 0-67 6-84 8-6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206cm" svg:height="0.427cm" svg:x="15.181cm" svg:y="0.164cm" svg:viewBox="0 0 207 428" svg:d="M124 152h62c14 0 21 0 21-13 0-8-8-8-19-8h-59c25-95 27-108 27-112 0-11-8-19-19-19-2 0-21 0-27 25l-26 106h-63c-13 0-21 0-21 13 0 8 6 8 19 8h59c-48 190-51 201-51 213 0 36 26 63 62 63 69 0 107-99 107-103 0-8-6-8-8-8-6 0-8 2-9 10-31 70-65 85-88 85-15 0-21-7-21-30 0-17 0-21 4-32z">
            <text:p/>
          </draw:path>
          <draw:path draw:style-name="gr3" draw:text-style-name="P3" draw:layer="layout" svg:width="0.594cm" svg:height="0.349cm" svg:x="15.628cm" svg:y="0.2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238cm" svg:height="0.668cm" svg:x="16.49cm" svg:y="0.08cm" svg:viewBox="0 0 239 669" svg:d="M143 89c0-26 17-70 91-74 2-2 5-4 5-7 0-8-5-8-13-8-66 0-129 34-129 84v152c0 26 0 47-27 70-24 19-49 21-64 21-4 2-6 4-6 7 0 8 4 8 11 8 44 4 76 27 84 59 2 8 2 9 2 34v133c0 27 0 50 32 74 27 21 71 27 97 27 8 0 13 0 13-6 0-7-3-7-11-7-42-4-76-25-84-59-1-6-1-8-1-33v-140c0-31-6-42-27-63-15-13-34-21-53-27 55-15 80-45 80-85z">
            <text:p/>
          </draw:path>
          <draw:path draw:style-name="gr3" draw:text-style-name="P3" draw:layer="layout" svg:width="0.282cm" svg:height="0.461cm" svg:x="16.802cm" svg:y="0.137cm" svg:viewBox="0 0 283 462" svg:d="M283 232c0-53-4-107-26-156-31-65-86-76-114-76-42 0-90 17-118 80-21 45-25 99-25 152 0 51 2 110 30 161 29 55 78 69 111 69 36 0 87-15 117-78 21-46 25-99 25-152zM141 447c-25 0-65-18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cm" svg:x="17.165cm" svg:y="0.51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221cm" svg:height="0.446cm" svg:x="17.463cm" svg:y="0.137cm" svg:viewBox="0 0 222 447" svg:d="M139 17c0-15 0-17-15-17-42 44-103 44-124 44v21c13 0 53 0 87-19v347c0 25-2 33-62 33h-21v21c24-2 82-2 110-2 27 0 85 0 108 2v-21h-21c-60 0-62-8-62-33z">
            <text:p/>
          </draw:path>
          <draw:path draw:style-name="gr3" draw:text-style-name="P3" draw:layer="layout" svg:width="0.238cm" svg:height="0.668cm" svg:x="17.784cm" svg:y="0.08cm" svg:viewBox="0 0 239 669" svg:d="M97 581c0 27-17 69-91 75-4 0-6 1-6 7s8 6 13 6c65 0 128-32 130-84v-152c0-26-1-47 26-70 23-19 50-21 65-21 2 0 5-4 5-8 0-5-3-5-11-7-44-2-76-27-84-59-1-8-1-10-1-32v-133c0-29 0-50-33-76-26-19-74-27-97-27-5 0-13 0-13 8 0 5 4 5 11 7 42 2 75 23 84 57 2 8 2 8 2 33v140c0 31 6 42 27 63 15 15 34 21 53 26-55 16-80 48-80 86z">
            <text:p/>
          </draw:path>
          <draw:path draw:style-name="gr3" draw:text-style-name="P3" draw:layer="layout" svg:width="0.105cm" svg:height="0.33cm" svg:x="18.103cm" svg:y="-0.077cm" svg:viewBox="0 0 106 331" svg:d="M105 13c0 0 1-5 1-7s-2-6-7-6c-10 0-50 4-61 4-4 2-9 2-9 11 0 8 5 8 11 8 23 0 23 2 23 6 0 3 0 7-2 11l-59 232c-2 4-2 9-2 15 0 30 27 44 49 44 12 0 27-4 38-25 12-17 18-46 18-48 0-5-6-5-8-5-6 0-8 4-10 11-5 23-15 53-36 53-11 0-15-11-15-22 0-6 2-14 2-19z">
            <text:p/>
          </draw:path>
          <draw:path draw:style-name="gr3" draw:text-style-name="P3" draw:layer="layout" svg:width="0.246cm" svg:height="0.303cm" svg:x="14.341cm" svg:y="0.261cm" svg:viewBox="0 0 247 304" svg:d="M228 46c-19 0-32 15-32 30 0 10 5 19 21 19 15 0 30-11 30-38 0-30-28-57-80-57-89 0-114 68-114 99 0 51 52 63 71 66 34 6 70 14 70 52 0 17-15 72-97 72-10 0-61 0-76-34 25 2 42-17 42-36 0-16-12-23-25-23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307cm" svg:height="0.303cm" svg:x="14.645cm" svg:y="0.261cm" svg:viewBox="0 0 308 304" svg:d="M224 44c-13-25-32-44-62-44-78 0-162 99-162 198 0 62 36 106 89 106 14 0 48-2 88-49 5 28 28 49 61 49 24 0 39-15 49-36 11-25 21-67 21-67 0-7-6-7-8-7-7 0-7 4-9 13-12 44-25 82-52 82-19 0-20-17-20-31 0-15 1-19 9-49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text-style-name="P3" draw:layer="layout" svg:width="0.143cm" svg:height="0.472cm" svg:x="14.999cm" svg:y="0.092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206cm" svg:height="0.427cm" svg:x="15.196cm" svg:y="0.137cm" svg:viewBox="0 0 207 428" svg:d="M124 152h62c14 0 21 0 21-13 0-8-8-8-19-8h-59c25-95 27-108 27-112 0-11-8-19-19-19-2 0-21 0-27 25l-26 106h-63c-13 0-21 0-21 13 0 8 6 8 19 8h59c-48 190-51 201-51 213 0 36 26 63 62 63 69 0 107-99 107-103 0-8-6-8-8-8-6 0-8 2-9 10-31 70-65 85-88 85-15 0-21-7-21-30 0-17 0-21 4-32z">
            <text:p/>
          </draw:path>
          <draw:path draw:style-name="gr3" draw:text-style-name="P3" draw:layer="layout" svg:width="0.594cm" svg:height="0.349cm" svg:x="15.645cm" svg:y="0.21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38cm" svg:height="0.668cm" svg:x="16.507cm" svg:y="0.054cm" svg:viewBox="0 0 239 669" svg:d="M143 89c0-26 17-70 91-74 2-2 5-4 5-7 0-8-5-8-13-8-66 0-129 34-129 84v152c0 26 0 47-27 70-24 19-49 21-64 21-4 2-6 4-6 7 0 8 4 8 11 8 44 4 76 27 84 59 2 8 2 9 2 34v133c0 27 0 50 32 74 27 21 70 27 97 27 8 0 13 0 13-6 0-7-3-7-11-7-42-4-76-25-84-59-2-6-1-8-1-33v-140c0-31-6-42-27-63-15-13-34-21-53-27 55-15 80-45 80-85z">
            <text:p/>
          </draw:path>
          <draw:path draw:style-name="gr3" draw:text-style-name="P3" draw:layer="layout" svg:width="0.282cm" svg:height="0.461cm" svg:x="16.819cm" svg:y="0.111cm" svg:viewBox="0 0 283 462" svg:d="M283 232c0-53-4-107-26-156-31-65-86-76-114-76-42 0-90 17-118 80-21 45-25 99-25 152 0 51 2 110 30 161 29 55 78 69 111 69 36 0 87-15 117-78 21-46 25-99 25-152zM141 447c-25 0-65-18-78-82-8-40-8-101-8-141 0-43 0-87 6-123 13-80 63-86 80-86 22 0 66 12 79 78 8 38 8 89 8 131 0 50 0 95-8 139-11 63-49 84-79 84z">
            <text:p/>
          </draw:path>
          <draw:path draw:style-name="gr3" draw:text-style-name="P3" draw:layer="layout" svg:width="0.079cm" svg:height="0.2cm" svg:x="17.182cm" svg:y="0.485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21cm" svg:height="0.446cm" svg:x="17.48cm" svg:y="0.111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text-style-name="P3" draw:layer="layout" svg:width="0.238cm" svg:height="0.668cm" svg:x="17.801cm" svg:y="0.054cm" svg:viewBox="0 0 239 669" svg:d="M97 581c0 27-17 69-91 75-4 0-6 1-6 7s8 6 13 6c65 0 128-32 130-84v-152c0-26 0-47 26-70 23-19 50-21 65-21 2 0 5-4 5-8 0-5-3-5-11-7-44-2-76-27-84-59-1-8-1-10-1-32v-133c0-29 0-50-33-76-26-19-74-27-97-27-5 0-13 0-13 8 0 5 4 5 11 7 42 2 75 23 84 57 2 8 2 8 2 33v140c0 31 6 42 27 63 15 15 34 21 53 26-55 16-80 48-80 86z">
            <text:p/>
          </draw:path>
          <draw:path draw:style-name="gr3" draw:text-style-name="P3" draw:layer="layout" svg:width="0.105cm" svg:height="0.33cm" svg:x="18.12cm" svg:y="-0.106cm" svg:viewBox="0 0 106 331" svg:d="M105 13c0 0 1-5 1-7s-2-6-7-6c-10 0-50 4-61 4-4 2-9 2-9 11 0 8 5 8 11 8 23 0 23 2 23 6 0 3 0 7-2 11l-59 232c-2 4-2 9-2 15 0 30 27 44 49 44 12 0 27-4 38-25 12-17 18-46 18-48 0-5-6-5-8-5-6 0-8 4-10 11-5 23-15 53-36 53-11 0-15-11-15-22 0-6 2-14 2-19z">
            <text:p/>
          </draw:path>
          <draw:path draw:style-name="gr3" draw:text-style-name="P3" draw:layer="layout" svg:width="0.246cm" svg:height="0.303cm" svg:x="14.358cm" svg:y="0.287cm" svg:viewBox="0 0 247 304" svg:d="M228 46c-19 0-32 15-32 30 0 10 5 19 21 19 15 0 30-11 30-38 0-30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14.662cm" svg:y="0.287cm" svg:viewBox="0 0 308 304" svg:d="M224 44c-13-25-32-44-62-44-78 0-162 99-162 198 0 62 36 106 89 106 14 0 48-2 88-49 5 28 28 49 61 49 24 0 39-15 49-36 11-25 21-67 21-67 0-7-6-7-8-7-7 0-7 4-9 13-12 44-25 82-52 82-19 0-20-17-20-31 0-15 1-19 9-49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text-style-name="P3" draw:layer="layout" svg:width="0.143cm" svg:height="0.472cm" svg:x="15.016cm" svg:y="0.118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206cm" svg:height="0.427cm" svg:x="15.213cm" svg:y="0.164cm" svg:viewBox="0 0 207 428" svg:d="M124 152h62c14 0 21 0 21-13 0-8-7-8-19-8h-59c25-95 27-108 27-112 0-11-8-19-19-19-2 0-21 0-27 25l-26 106h-63c-13 0-21 0-21 13 0 8 6 8 19 8h59c-48 190-51 201-51 213 0 36 26 63 62 63 69 0 107-99 107-103 0-8-6-8-8-8-6 0-7 2-9 10-31 70-65 85-88 85-15 0-21-7-21-30 0-17 0-21 4-32z">
            <text:p/>
          </draw:path>
          <draw:path draw:style-name="gr3" draw:text-style-name="P3" draw:layer="layout" svg:width="0.594cm" svg:height="0.349cm" svg:x="15.662cm" svg:y="0.2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238cm" svg:height="0.668cm" svg:x="16.523cm" svg:y="0.08cm" svg:viewBox="0 0 239 669" svg:d="M143 89c0-26 17-70 91-74 2-2 5-4 5-7 0-8-5-8-13-8-66 0-129 34-129 84v152c0 26 0 47-27 70-24 19-49 21-64 21-4 2-6 4-6 7 0 8 4 8 11 8 44 4 76 27 84 59 2 8 2 9 2 34v133c0 27 0 50 32 74 27 21 70 27 97 27 8 0 13 0 13-6 0-7-3-7-11-7-42-4-76-25-84-59-2-6-1-8-1-33v-140c0-31-6-42-27-63-15-13-34-21-53-27 55-15 80-45 80-85z">
            <text:p/>
          </draw:path>
          <draw:path draw:style-name="gr3" draw:text-style-name="P3" draw:layer="layout" svg:width="0.282cm" svg:height="0.461cm" svg:x="16.834cm" svg:y="0.137cm" svg:viewBox="0 0 283 462" svg:d="M283 232c0-53-4-107-26-156-31-65-86-76-114-76-42 0-90 17-118 80-21 45-25 99-25 152 0 51 2 110 30 161 29 55 78 69 111 69 36 0 87-15 117-78 21-46 25-99 25-152zM141 447c-25 0-65-18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cm" svg:x="17.199cm" svg:y="0.51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21cm" svg:height="0.446cm" svg:x="17.497cm" svg:y="0.137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238cm" svg:height="0.668cm" svg:x="17.818cm" svg:y="0.08cm" svg:viewBox="0 0 239 669" svg:d="M97 581c0 27-17 69-91 75-4 0-6 1-6 7s8 6 13 6c65 0 128-32 130-84v-152c0-26-1-47 26-70 23-19 50-21 65-21 2 0 5-4 5-8 0-5-3-5-11-7-44-2-76-27-84-59-2-8-1-10-1-32v-133c0-29 0-50-33-76-26-19-74-27-97-27-5 0-13 0-13 8 0 5 4 5 11 7 42 2 75 23 84 57 2 8 2 8 2 33v140c0 31 6 42 27 63 15 15 34 21 53 26-55 16-80 48-80 86z">
            <text:p/>
          </draw:path>
          <draw:path draw:style-name="gr3" draw:text-style-name="P3" draw:layer="layout" svg:width="0.105cm" svg:height="0.33cm" svg:x="18.136cm" svg:y="-0.077cm" svg:viewBox="0 0 106 331" svg:d="M105 13c0 0 1-5 1-7s-2-6-7-6c-10 0-50 4-61 4-4 2-9 2-9 11 0 8 5 8 11 8 23 0 23 2 23 6 0 3 0 7-2 11l-59 232c-2 4-2 9-2 15 0 30 27 44 49 44 12 0 27-4 38-25 12-17 18-46 18-48 0-5-6-5-8-5-6 0-8 4-10 11-5 23-15 53-36 53-11 0-15-11-15-22 0-6 2-14 2-19z">
            <text:p/>
          </draw:path>
        </draw:g>
        <draw:g>
          <svg:title>TexMaths</svg:title>
          <svg:desc>19§latex§\pmb{ update $ s_{p''} \leftarrow \left\lbrace 0,1\right\rbrace^{34} \notin \left\lbrace \right s_p,s_{p'},s_{p''}\vert \forall s \in S\rbrace$} §svg§600§TRUE§</svg:desc>
          <draw:polygon draw:style-name="gr4" draw:text-style-name="P4" draw:layer="layout" svg:width="13.217cm" svg:height="0.854cm" svg:x="14.332cm" svg:y="0.66cm" svg:viewBox="0 0 13218 855" draw:points="6610,855 0,855 0,0 13218,0 13218,855">
            <text:p/>
          </draw:polygon>
          <draw:path draw:style-name="gr3" draw:text-style-name="P3" draw:layer="layout" svg:width="0.337cm" svg:height="0.303cm" svg:x="14.353cm" svg:y="1.02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4.72cm" svg:y="1.027cm" svg:viewBox="0 0 331 427" svg:d="M97 44v-44l-97 8v20c47 0 53 4 53 33v315c0 31-7 31-53 31v20c23-1 57-3 76-3 17 0 51 2 76 3v-20c-46 0-53 0-53-31v-114-6c4 12 32 48 81 48 82 0 151-67 151-152 0-86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15.113cm" svg:y="0.86cm" svg:viewBox="0 0 331 473" svg:d="M232 427v46l99-8v-21c-46 0-52-5-52-37v-407l-97 8v20c48 0 52 4 52 38v145c-19-25-48-42-84-42-80 0-150 67-150 152 0 86 66 152 142 152 44 0 73-23 90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5.487cm" svg:y="1.02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15.804cm" svg:y="0.913cm" svg:viewBox="0 0 211 420" svg:d="M104 144h95v-21h-95v-123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16.069cm" svg:y="1.02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16.604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6.88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7.186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7.332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7.741cm" svg:y="0.981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text-style-name="P3" draw:layer="layout" svg:width="0.238cm" svg:height="0.668cm" svg:x="18.601cm" svg:y="0.82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82cm" svg:height="0.461cm" svg:x="18.913cm" svg:y="0.879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3-49 83-79 83z">
            <text:p/>
          </draw:path>
          <draw:path draw:style-name="gr3" draw:text-style-name="P3" draw:layer="layout" svg:width="0.079cm" svg:height="0.2cm" svg:x="19.278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19.576cm" svg:y="0.879cm" svg:viewBox="0 0 222 446" svg:d="M139 17c0-15 0-17-16-17-41 44-102 44-123 44v21c13 0 53 0 87-19v347c0 25-2 33-62 33h-21v20c24-2 81-2 110-2 27 0 85 0 108 2v-20h-21c-60 0-62-8-62-33z">
            <text:p/>
          </draw:path>
          <draw:path draw:style-name="gr3" draw:text-style-name="P3" draw:layer="layout" svg:width="0.238cm" svg:height="0.668cm" svg:x="19.897cm" svg:y="0.82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16cm" svg:height="0.32cm" svg:x="20.21cm" svg:y="0.677cm" svg:viewBox="0 0 217 321" svg:d="M103 156c38 0 64 24 64 76 0 57-34 74-63 74-19 0-58-4-79-32 22 0 28-18 28-27 0-15-11-25-26-25-14 0-27 8-27 27 0 44 49 72 106 72 65 0 111-44 111-89 0-38-31-74-82-86 49-17 66-53 66-81 0-37-41-65-95-65-51 0-91 25-91 63 0 17 10 24 25 24 13 0 23-9 23-22 0-16-10-25-23-25 15-21 47-27 66-27 21 0 50 12 50 52 0 20-6 41-19 57-15 17-29 19-52 19-11 1-13 1-15 1s-5 0-5 6c0 8 5 8 13 8z">
            <text:p/>
          </draw:path>
          <draw:path draw:style-name="gr3" draw:text-style-name="P3" draw:layer="layout" svg:width="0.231cm" svg:height="0.316cm" svg:x="20.469cm" svg:y="0.672cm" svg:viewBox="0 0 232 317" svg:d="M232 239v-17h-53v-209c0-9 0-13-10-13-6 0-8 0-13 6l-156 216v17h139v40c0 15 0 21-38 21h-14v17c25-2 54-2 71-2 19 0 47 0 72 2v-17h-13c-38 0-38-6-38-21v-40zM142 51v171h-125z">
            <text:p/>
          </draw:path>
          <draw:path draw:style-name="gr3" draw:text-style-name="P3" draw:layer="layout" svg:width="0.261cm" svg:height="0.668cm" svg:x="21.048cm" svg:y="0.822cm" svg:viewBox="0 0 262 669" svg:d="M258 25c4-8 4-12 4-12 0-7-6-13-13-13-6 0-10 2-12 6l-233 638c-4 9-4 11-4 11 0 8 6 14 13 14 10 0 12-4 15-16z">
            <text:p/>
          </draw:path>
          <draw:path draw:style-name="gr3" draw:text-style-name="P3" draw:layer="layout" svg:width="0.335cm" svg:height="0.388cm" svg:x="20.993cm" svg:y="0.962cm" svg:viewBox="0 0 336 389" svg:d="M312 207c11 0 24 0 24-13 0-14-13-14-24-14h-284c8-89 84-153 179-153h105c11 0 24 0 24-14 0-13-13-13-24-13h-105c-116 0-207 87-207 194 0 108 91 195 207 195h105c11 0 24 0 24-13s-13-13-24-13h-105c-95 0-171-65-179-156z">
            <text:p/>
          </draw:path>
          <draw:path draw:style-name="gr3" draw:text-style-name="P3" draw:layer="layout" svg:width="0.238cm" svg:height="0.668cm" svg:x="21.616cm" svg:y="0.82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46cm" svg:height="0.303cm" svg:x="22.128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405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22.772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3.045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321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627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3.868cm" svg:y="1.25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4.141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419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4.725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4.871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7cm" svg:height="0.668cm" svg:x="25.135cm" svg:y="0.822cm" svg:viewBox="0 0 28 669" svg:d="M28 25c0-14 0-25-13-25-15 0-15 11-15 25v621c0 11 0 23 15 23 13 0 13-12 13-23z">
            <text:p/>
          </draw:path>
          <draw:path draw:style-name="gr3" draw:text-style-name="P3" draw:layer="layout" svg:width="0.371cm" svg:height="0.48cm" svg:x="25.24cm" svg:y="0.86cm" svg:viewBox="0 0 372 481" svg:d="M370 25c2-6 2-8 2-12 0-5-3-13-13-13-8 0-11 8-15 15l-55 148h-204l-57-148c-3-9-5-15-15-15-5 0-13 8-13 13 0 2 0 2 4 12l167 440c4 8 8 16 15 16 10 0 13-8 15-16zM95 190h182l-91 237z">
            <text:p/>
          </draw:path>
          <draw:path draw:style-name="gr3" draw:text-style-name="P3" draw:layer="layout" svg:width="0.246cm" svg:height="0.303cm" svg:x="25.644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26.163cm" svg:y="0.96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6.771cm" svg:y="0.852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38cm" svg:height="0.668cm" svg:x="27.231cm" svg:y="0.82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337cm" svg:height="0.303cm" svg:x="14.37cm" svg:y="1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4.737cm" svg:y="1cm" svg:viewBox="0 0 331 427" svg:d="M97 44v-44l-97 8v20c47 0 53 4 53 33v315c0 31-7 31-53 31v20c23-1 57-3 76-3 17 0 51 2 76 3v-20c-46 0-53 0-53-31v-114-6c4 12 32 48 81 48 82 0 151-67 151-152 0-86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15.13cm" svg:y="0.833cm" svg:viewBox="0 0 331 473" svg:d="M232 427v46l99-8v-21c-46 0-52-5-52-37v-407l-97 8v20c48 0 52 4 52 38v145c-19-25-48-42-84-42-80 0-150 67-150 152 0 86 66 152 142 152 44 0 73-23 90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5.504cm" svg:y="0.996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15.822cm" svg:y="0.886cm" svg:viewBox="0 0 211 420" svg:d="M104 144h95v-21h-95v-123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16.086cm" svg:y="0.99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16.62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6.897cm" svg:y="1.1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7.203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7.349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7.758cm" svg:y="0.955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text-style-name="P3" draw:layer="layout" svg:width="0.238cm" svg:height="0.668cm" svg:x="18.618cm" svg:y="0.795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82cm" svg:height="0.461cm" svg:x="18.93cm" svg:y="0.852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3-49 83-79 83z">
            <text:p/>
          </draw:path>
          <draw:path draw:style-name="gr3" draw:text-style-name="P3" draw:layer="layout" svg:width="0.079cm" svg:height="0.2cm" svg:x="19.295cm" svg:y="1.22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19.593cm" svg:y="0.852cm" svg:viewBox="0 0 222 446" svg:d="M139 17c0-15 0-17-16-17-41 44-102 44-123 44v21c13 0 53 0 87-19v347c0 25-2 33-62 33h-21v20c24-2 81-2 110-2 27 0 85 0 108 2v-20h-21c-60 0-62-8-62-33z">
            <text:p/>
          </draw:path>
          <draw:path draw:style-name="gr3" draw:text-style-name="P3" draw:layer="layout" svg:width="0.238cm" svg:height="0.668cm" svg:x="19.914cm" svg:y="0.795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16cm" svg:height="0.32cm" svg:x="20.228cm" svg:y="0.651cm" svg:viewBox="0 0 217 321" svg:d="M103 156c38 0 64 24 64 76 0 57-34 74-63 74-19 0-58-4-79-32 22 0 28-18 28-27 0-15-11-25-26-25-14 0-27 8-27 27 0 44 49 72 106 72 65 0 111-44 111-89 0-38-31-74-82-86 49-17 66-53 66-81 0-37-41-65-95-65-51 0-91 25-91 63 0 17 10 24 25 24 13 0 23-9 23-22 0-16-10-25-23-25 15-21 47-27 66-27 21 0 50 12 50 52 0 20-6 41-19 57-15 17-29 19-52 19-11 1-13 1-15 1s-5 0-5 6c0 8 5 8 13 8z">
            <text:p/>
          </draw:path>
          <draw:path draw:style-name="gr3" draw:text-style-name="P3" draw:layer="layout" svg:width="0.231cm" svg:height="0.316cm" svg:x="20.486cm" svg:y="0.645cm" svg:viewBox="0 0 232 317" svg:d="M232 239v-17h-53v-209c0-9 0-13-10-13-6 0-8 0-13 6l-156 216v17h139v40c0 15 0 21-38 21h-14v17c25-2 54-2 71-2 19 0 47 0 72 2v-17h-13c-38 0-38-6-38-21v-40zM142 51v171h-125z">
            <text:p/>
          </draw:path>
          <draw:path draw:style-name="gr3" draw:text-style-name="P3" draw:layer="layout" svg:width="0.261cm" svg:height="0.668cm" svg:x="21.065cm" svg:y="0.795cm" svg:viewBox="0 0 262 669" svg:d="M258 25c4-8 4-12 4-12 0-7-6-13-13-13-6 0-10 2-12 6l-233 638c-4 9-4 11-4 11 0 8 6 14 13 14 10 0 12-4 15-16z">
            <text:p/>
          </draw:path>
          <draw:path draw:style-name="gr3" draw:text-style-name="P3" draw:layer="layout" svg:width="0.335cm" svg:height="0.388cm" svg:x="21.008cm" svg:y="0.936cm" svg:viewBox="0 0 336 389" svg:d="M312 207c11 0 24 0 24-13 0-14-13-14-24-14h-284c8-89 84-153 179-153h105c11 0 24 0 24-14 0-13-13-13-24-13h-105c-116 0-207 87-207 194 0 108 91 195 207 195h105c11 0 24 0 24-13s-13-13-24-13h-105c-95 0-171-65-179-156z">
            <text:p/>
          </draw:path>
          <draw:path draw:style-name="gr3" draw:text-style-name="P3" draw:layer="layout" svg:width="0.238cm" svg:height="0.668cm" svg:x="21.632cm" svg:y="0.795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46cm" svg:height="0.303cm" svg:x="22.145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42cm" svg:y="1.1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22.787cm" svg:y="1.22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3.06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338cm" svg:y="1.1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644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3.885cm" svg:y="1.22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159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434cm" svg:y="1.1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4.74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4.888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7cm" svg:height="0.668cm" svg:x="25.152cm" svg:y="0.795cm" svg:viewBox="0 0 28 669" svg:d="M28 25c0-14 0-25-13-25-15 0-15 11-15 25v621c0 11 0 23 15 23 13 0 13-12 13-23z">
            <text:p/>
          </draw:path>
          <draw:path draw:style-name="gr3" draw:text-style-name="P3" draw:layer="layout" svg:width="0.371cm" svg:height="0.48cm" svg:x="25.257cm" svg:y="0.833cm" svg:viewBox="0 0 372 481" svg:d="M370 25c2-6 2-8 2-12 0-5-3-13-13-13-8 0-11 8-15 15l-55 148h-204l-57-148c-3-9-5-15-15-15-5 0-13 8-13 13 0 2 0 2 4 12l167 440c4 8 8 16 15 16 10 0 13-8 15-16zM95 190h182l-91 237z">
            <text:p/>
          </draw:path>
          <draw:path draw:style-name="gr3" draw:text-style-name="P3" draw:layer="layout" svg:width="0.246cm" svg:height="0.303cm" svg:x="25.661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26.178cm" svg:y="0.936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6.788cm" svg:y="0.825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38cm" svg:height="0.668cm" svg:x="27.248cm" svg:y="0.795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337cm" svg:height="0.303cm" svg:x="14.387cm" svg:y="1.02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4.754cm" svg:y="1.027cm" svg:viewBox="0 0 331 427" svg:d="M97 44v-44l-97 8v20c47 0 53 4 53 33v315c0 31-7 31-53 31v20c23-1 57-3 76-3 17 0 51 2 76 3v-20c-46 0-53 0-53-31v-114-6c4 12 32 48 81 48 82 0 151-67 151-152 0-86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15.145cm" svg:y="0.86cm" svg:viewBox="0 0 331 473" svg:d="M232 427v46l99-8v-21c-46 0-52-5-52-37v-407l-97 8v20c48 0 52 4 52 38v145c-19-25-48-42-84-42-80 0-150 67-150 152 0 86 66 152 142 152 44 0 73-23 90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5.521cm" svg:y="1.02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15.839cm" svg:y="0.913cm" svg:viewBox="0 0 211 420" svg:d="M104 144h95v-21h-95v-123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16.103cm" svg:y="1.02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16.637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6.914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7.22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7.366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7.773cm" svg:y="0.981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text-style-name="P3" draw:layer="layout" svg:width="0.238cm" svg:height="0.668cm" svg:x="18.635cm" svg:y="0.82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82cm" svg:height="0.461cm" svg:x="18.947cm" svg:y="0.879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3-49 83-79 83z">
            <text:p/>
          </draw:path>
          <draw:path draw:style-name="gr3" draw:text-style-name="P3" draw:layer="layout" svg:width="0.079cm" svg:height="0.2cm" svg:x="19.312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19.608cm" svg:y="0.879cm" svg:viewBox="0 0 222 446" svg:d="M139 17c0-15 0-17-16-17-41 44-102 44-123 44v21c13 0 53 0 87-19v347c0 25-2 33-62 33h-21v20c24-2 81-2 110-2 27 0 85 0 108 2v-20h-21c-60 0-62-8-62-33z">
            <text:p/>
          </draw:path>
          <draw:path draw:style-name="gr3" draw:text-style-name="P3" draw:layer="layout" svg:width="0.238cm" svg:height="0.668cm" svg:x="19.931cm" svg:y="0.82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16cm" svg:height="0.32cm" svg:x="20.245cm" svg:y="0.677cm" svg:viewBox="0 0 217 321" svg:d="M103 156c38 0 64 24 64 76 0 57-34 74-63 74-19 0-58-4-79-32 22 0 28-18 28-27 0-15-11-25-26-25-14 0-27 8-27 27 0 44 49 72 106 72 65 0 111-44 111-89 0-38-31-74-82-86 49-17 66-53 66-81 0-37-41-65-95-65-51 0-91 25-91 63 0 17 10 24 25 24 13 0 23-9 23-22 0-16-10-25-23-25 15-21 47-27 66-27 21 0 50 12 50 52 0 20-6 41-19 57-15 17-29 19-52 19-11 1-13 1-15 1s-5 0-5 6c0 8 5 8 13 8z">
            <text:p/>
          </draw:path>
          <draw:path draw:style-name="gr3" draw:text-style-name="P3" draw:layer="layout" svg:width="0.231cm" svg:height="0.316cm" svg:x="20.503cm" svg:y="0.672cm" svg:viewBox="0 0 232 317" svg:d="M232 239v-17h-53v-209c0-9 0-13-10-13-6 0-8 0-13 6l-156 216v17h139v40c0 15 0 21-38 21h-14v17c25-2 54-2 71-2 19 0 47 0 72 2v-17h-13c-38 0-38-6-38-21v-40zM142 51v171h-125z">
            <text:p/>
          </draw:path>
          <draw:path draw:style-name="gr3" draw:text-style-name="P3" draw:layer="layout" svg:width="0.261cm" svg:height="0.668cm" svg:x="21.081cm" svg:y="0.822cm" svg:viewBox="0 0 262 669" svg:d="M258 25c4-8 4-12 4-12 0-7-6-13-13-13-6 0-10 2-12 6l-233 638c-4 9-4 11-4 11 0 8 6 14 13 14 10 0 12-4 15-16z">
            <text:p/>
          </draw:path>
          <draw:path draw:style-name="gr3" draw:text-style-name="P3" draw:layer="layout" svg:width="0.335cm" svg:height="0.388cm" svg:x="21.026cm" svg:y="0.962cm" svg:viewBox="0 0 336 389" svg:d="M312 207c11 0 24 0 24-13 0-14-13-14-24-14h-284c8-89 84-153 179-153h105c11 0 24 0 24-14 0-13-13-13-24-13h-105c-116 0-207 87-207 194 0 108 91 195 207 195h105c11 0 24 0 24-13s-13-13-24-13h-105c-95 0-171-65-179-156z">
            <text:p/>
          </draw:path>
          <draw:path draw:style-name="gr3" draw:text-style-name="P3" draw:layer="layout" svg:width="0.238cm" svg:height="0.668cm" svg:x="21.649cm" svg:y="0.82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46cm" svg:height="0.303cm" svg:x="22.162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437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22.804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3.078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355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661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3.902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176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451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4.757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4.903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7cm" svg:height="0.668cm" svg:x="25.167cm" svg:y="0.822cm" svg:viewBox="0 0 28 669" svg:d="M28 25c0-14 0-25-13-25-15 0-15 11-15 25v621c0 11 0 23 15 23 13 0 13-12 13-23z">
            <text:p/>
          </draw:path>
          <draw:path draw:style-name="gr3" draw:text-style-name="P3" draw:layer="layout" svg:width="0.371cm" svg:height="0.48cm" svg:x="25.274cm" svg:y="0.86cm" svg:viewBox="0 0 372 481" svg:d="M370 25c2-6 2-8 2-12 0-5-3-13-13-13-8 0-11 8-15 15l-55 148h-204l-57-148c-3-9-5-15-15-15-5 0-13 8-13 13 0 2 0 2 4 12l167 440c4 8 8 16 15 16 10 0 13-8 15-16zM95 190h182l-91 237z">
            <text:p/>
          </draw:path>
          <draw:path draw:style-name="gr3" draw:text-style-name="P3" draw:layer="layout" svg:width="0.246cm" svg:height="0.303cm" svg:x="25.679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26.195cm" svg:y="0.96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6.803cm" svg:y="0.852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38cm" svg:height="0.668cm" svg:x="27.263cm" svg:y="0.82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</draw:g>
        <draw:line draw:style-name="gr5" draw:text-style-name="P5" draw:layer="layout" svg:x1="14.382cm" svg:y1="5.724cm" svg:x2="25.4cm" svg:y2="5.724cm">
          <text:p/>
        </draw:line>
        <draw:g>
          <svg:title>TexMaths</svg:title>
          <svg:desc>19§latex§$RAND,AUTN,XRES,K_{ASME}$§svg§600§TRUE§</svg:desc>
          <draw:polygon draw:style-name="gr4" draw:text-style-name="P4" draw:layer="layout" svg:width="9.497cm" svg:height="0.584cm" svg:x="15.228cm" svg:y="5.058cm" svg:viewBox="0 0 9498 585" draw:points="4748,585 0,585 0,0 9498,0 9498,585">
            <text:p/>
          </draw:polygon>
          <draw:path draw:style-name="gr3" draw:text-style-name="P3" draw:layer="layout" svg:width="0.478cm" svg:height="0.472cm" svg:x="15.255cm" svg:y="5.056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59cm" svg:height="0.48cm" svg:x="15.762cm" svg:y="5.035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263cm" svg:y="5.05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512cm" svg:height="0.457cm" svg:x="16.871cm" svg:y="5.056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text-style-name="P3" draw:layer="layout" svg:width="0.079cm" svg:height="0.2cm" svg:x="17.472cm" svg:y="5.4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734cm" svg:y="5.035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464cm" svg:height="0.472cm" svg:x="18.253cm" svg:y="5.056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752cm" svg:y="5.06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text-style-name="P3" draw:layer="layout" svg:width="0.563cm" svg:height="0.457cm" svg:x="19.243cm" svg:y="5.05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079cm" svg:height="0.2cm" svg:x="19.845cm" svg:y="5.4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101cm" svg:y="5.056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478cm" svg:height="0.472cm" svg:x="20.715cm" svg:y="5.056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85cm" svg:height="0.455cm" svg:x="21.222cm" svg:y="5.058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762cm" svg:y="5.041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079cm" svg:height="0.2cm" svg:x="22.193cm" svg:y="5.4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569cm" svg:height="0.457cm" svg:x="22.457cm" svg:y="5.056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352cm" svg:height="0.333cm" svg:x="23.024cm" svg:y="5.28cm" svg:viewBox="0 0 353 334" svg:d="M70 279c-17 25-32 38-59 40-5 0-11 0-11 10 0 3 4 5 6 5 13 0 28-2 41-2 16 0 35 2 48 2 2 0 9 0 9-9 0-6-5-6-7-6-4-2-21-2-21-15 0-6 6-13 8-17l38-59h133l11 78c-2 6-4 13-32 13-6 0-12 0-12 10 0 2 2 5 8 5 13 0 45-2 61-2 7 0 19 2 26 2 10 0 19 0 27 0 7 0 9-3 9-9s-5-6-13-6c-27 0-27-4-28-15l-42-291c-2-9-2-13-12-13-9 0-11 4-15 11zM133 211l97-154 23 154z">
            <text:p/>
          </draw:path>
          <draw:path draw:style-name="gr3" draw:text-style-name="P3" draw:layer="layout" svg:width="0.297cm" svg:height="0.339cm" svg:x="23.432cm" svg:y="5.284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23.786cm" svg:y="5.293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24.34cm" svg:y="5.295cm" svg:viewBox="0 0 363 319" svg:d="M340 211c2-6 2-8 2-10s-2-5-8-5c0 0-3 0-5 2 0 0 0 1-6 13-30 68-55 91-131 91h-80c-15 0-15 0-15-4 0-2 0-4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line draw:style-name="gr5" draw:text-style-name="P5" draw:layer="layout" svg:x1="2.286cm" svg:y1="5.724cm" svg:x2="14.382cm" svg:y2="5.7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475cm" svg:y="4.91cm" svg:viewBox="0 0 11850 667" draw:points="5926,667 0,667 0,0 11850,0 11850,667">
            <text:p/>
          </draw:polygon>
          <draw:path draw:style-name="gr3" draw:text-style-name="P3" draw:layer="layout" svg:width="0.303cm" svg:height="0.307cm" svg:x="2.503cm" svg:y="5.109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828cm" svg:y="5.1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189cm" svg:y="4.9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457cm" svg:y="4.94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824cm" svg:y="5.1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4.122cm" svg:y="5.1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464cm" svg:y="4.9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732cm" svg:y="4.9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918cm" svg:y="5.109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22cm" svg:y="5.109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536cm" svg:y="4.9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806cm" svg:y="4.9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986cm" svg:y="5.10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322cm" svg:y="5.1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911cm" svg:y="5.113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172cm" svg:y="5.1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472cm" svg:y="5.113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821cm" svg:y="5.1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188cm" svg:y="5.1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486cm" svg:y="5.109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741cm" svg:y="4.9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275cm" svg:y="4.90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495cm" svg:y="4.95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0.003cm" svg:y="4.9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504cm" svg:y="4.9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1.112cm" svg:y="4.95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713cm" svg:y="5.3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973cm" svg:y="4.9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493cm" svg:y="4.954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993cm" svg:y="4.957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483cm" svg:y="4.9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4.103cm" svg:y="4.90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6" draw:layer="layout" svg:width="3.554cm" svg:height="0.942cm" svg:x="0.764cm" svg:y="6.13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82cm" svg:y1="8.144cm" svg:x2="2.321cm" svg:y2="8.2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243cm" svg:y="7.467cm" svg:viewBox="0 0 9559 667" draw:points="4780,667 0,667 0,0 9559,0 9559,667">
            <text:p/>
          </draw:polygon>
          <draw:path draw:style-name="gr3" draw:text-style-name="P3" draw:layer="layout" svg:width="0.303cm" svg:height="0.307cm" svg:x="3.272cm" svg:y="7.6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596cm" svg:y="7.6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957cm" svg:y="7.55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225cm" svg:y="7.5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592cm" svg:y="7.6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89cm" svg:y="7.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232cm" svg:y="7.5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5cm" svg:y="7.5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686cm" svg:y="7.6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5.989cm" svg:y="7.6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304cm" svg:y="7.5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574cm" svg:y="7.5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754cm" svg:y="7.6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091cm" svg:y="7.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68cm" svg:y="7.6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94cm" svg:y="7.6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238cm" svg:y="7.6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498cm" svg:y="7.6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886cm" svg:y="7.6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22cm" svg:y="7.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591cm" svg:y="7.6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851cm" svg:y="7.6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416cm" svg:y="7.4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644cm" svg:y="7.4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082cm" svg:y="7.5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592cm" svg:y="7.5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129cm" svg:y="7.4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58cm" svg:y="7.4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57cm" svg:y1="14.234cm" svg:x2="3.094cm" svg:y2="14.234cm">
          <text:p/>
        </draw:line>
        <draw:line draw:style-name="gr10" draw:text-style-name="P1" draw:layer="layout" svg:x1="13.67cm" svg:y1="14.234cm" svg:x2="15.194cm" svg:y2="14.234cm">
          <text:p/>
        </draw:line>
        <draw:line draw:style-name="gr10" draw:text-style-name="P1" draw:layer="layout" svg:x1="24.47cm" svg:y1="14.334cm" svg:x2="25.994cm" svg:y2="14.334cm">
          <text:p/>
        </draw:line>
        <draw:g>
          <svg:title>TexMaths</svg:title>
          <svg:desc>19§latex§$\pmb{PMSI,P_{new}, \kappa}},\mathcal{K},SQN$§svg§600§TRUE§</svg:desc>
          <draw:polygon draw:style-name="gr4" draw:text-style-name="P4" draw:layer="layout" svg:width="7.187cm" svg:height="0.605cm" svg:x="0.488cm" svg:y="-8.577cm" svg:viewBox="0 0 7188 606" draw:points="3593,606 0,606 0,0 7188,0 7188,606">
            <text:p/>
          </draw:polygon>
          <draw:path draw:style-name="gr3" draw:text-style-name="P3" draw:layer="layout" svg:width="0.478cm" svg:height="0.457cm" svg:x="0.51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7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6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58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48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7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12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5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2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478cm" svg:height="0.457cm" svg:x="0.5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8.57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8cm" svg:y="-8.592cm" svg:viewBox="0 0 397 488" svg:d="M397 8c0-4 0-8-6-8-3 0-5 0-13 9l-32 38c-17-30-51-47-95-47-86 0-167 78-167 158 0 55 36 85 70 95l72 19c25 5 61 17 61 72 0 59-53 123-120 123-43 0-118-15-118-99 0-15 4-32 4-36 2-2 2-3 2-3 0-8-6-8-7-8-4 0-6 0-8 2s-40 156-40 157c0 4 4 8 8 8 3 0 3-2 11-11l34-38c29 40 74 49 112 49 92 0 171-89 171-173 0-47-22-70-32-78-17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15cm" svg:y="-8.57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597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6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87cm" svg:y="-8.227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25cm" svg:y="-8.22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7cm" svg:y="-8.22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38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13cm" svg:y="-8.415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478cm" svg:height="0.457cm" svg:x="0.54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68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9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3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61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76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30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4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8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53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28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5.03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5.293cm" svg:y="-8.573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text-style-name="P3" draw:layer="layout" svg:width="0.079cm" svg:height="0.2cm" svg:x="5.8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6.124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57cm" svg:y="-8.573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7 284-3-22-11-72-60-72-35 0-69 34-69 69 0 13 6 20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091cm" svg:y="-8.55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7" draw:layer="layout" svg:width="8.382cm" svg:height="4.056cm" svg:x="0.762cm" svg:y="9.4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verify $XSQN = u_{SQN}$}§svg§600§TRUE§</svg:desc>
          <draw:polygon draw:style-name="gr4" draw:text-style-name="P4" draw:layer="layout" svg:width="6.581cm" svg:height="0.681cm" svg:x="1.337cm" svg:y="10.295cm" svg:viewBox="0 0 6582 682" draw:points="3291,682 0,682 0,0 6582,0 6582,682">
            <text:p/>
          </draw:polygon>
          <draw:path draw:style-name="gr3" draw:text-style-name="P3" draw:layer="layout" svg:width="0.328cm" svg:height="0.296cm" svg:x="1.35cm" svg:y="10.49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689cm" svg:y="10.48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1.985cm" svg:y="10.488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247cm" svg:y="10.33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433cm" svg:y="10.312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627cm" svg:y="10.496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207cm" svg:y="10.327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826cm" svg:y="10.31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271cm" svg:y="10.312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79cm" svg:y="10.3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593cm" svg:y="10.5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279cm" svg:y="10.488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676cm" svg:y="10.555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024cm" svg:y="10.55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7.444cm" svg:y="10.564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328cm" svg:height="0.296cm" svg:x="1.366cm" svg:y="10.469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706cm" svg:y="10.45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2cm" svg:y="10.462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264cm" svg:y="10.3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449cm" svg:y="10.285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644cm" svg:y="10.469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222cm" svg:y="10.3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843cm" svg:y="10.285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288cm" svg:y="10.285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807cm" svg:y="10.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61cm" svg:y="10.5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296cm" svg:y="10.462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692cm" svg:y="10.528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041cm" svg:y="10.528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7.461cm" svg:y="10.538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328cm" svg:height="0.296cm" svg:x="1.383cm" svg:y="10.49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721cm" svg:y="10.48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2.017cm" svg:y="10.488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281cm" svg:y="10.33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466cm" svg:y="10.312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659cm" svg:y="10.496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239cm" svg:y="10.327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86cm" svg:y="10.31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303cm" svg:y="10.312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824cm" svg:y="10.3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627cm" svg:y="10.5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312cm" svg:y="10.488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709cm" svg:y="10.555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058cm" svg:y="10.55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9 3-28 9-45 9-8 0-25 0-25-19 0-17 19-34 40-34 17 0 28 7 30 44z">
            <text:p/>
          </draw:path>
          <draw:path draw:style-name="gr3" draw:text-style-name="P3" draw:layer="layout" svg:width="0.417cm" svg:height="0.32cm" svg:x="7.478cm" svg:y="10.564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</draw:g>
        <draw:custom-shape draw:style-name="gr12" draw:text-style-name="P7" draw:layer="layout" svg:width="7.112cm" svg:height="0.811cm" svg:x="10.83cm" svg:y="8.4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928cm" svg:y="8.534cm" svg:viewBox="0 0 6764 593" draw:points="3382,593 0,593 0,0 6764,0 6764,593">
            <text:p/>
          </draw:polygon>
          <draw:path draw:style-name="gr3" draw:text-style-name="P3" draw:layer="layout" svg:width="0.328cm" svg:height="0.295cm" svg:x="10.941cm" svg:y="8.7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28cm" svg:y="8.6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576cm" svg:y="8.7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838cm" svg:y="8.5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2.024cm" svg:y="8.5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218cm" svg:y="8.7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813cm" svg:y="8.5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252cm" svg:y="8.5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761cm" svg:y="8.5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301cm" svg:y="8.5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935cm" svg:y="8.7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617cm" svg:y="8.5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231cm" svg:y="8.5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738cm" svg:y="8.5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278cm" svg:y="8.5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3" draw:text-style-name="P7" draw:layer="layout" svg:width="3.048cm" svg:height="0.8cm" svg:x="24.638cm" svg:y="2.756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2.639cm" svg:height="0.962cm" svg:x="0.917cm" svg:y="6.192cm">
          <draw:text-box>
            <text:p><text:span text:style-name="T1">BOX B</text:span></text:p>
          </draw:text-box>
        </draw:frame>
        <draw:frame draw:style-name="gr14" draw:text-style-name="P8" draw:layer="layout" svg:width="2.498cm" svg:height="0.962cm" svg:x="25.08cm" svg:y="2.672cm">
          <draw:text-box>
            <text:p><text:span text:style-name="T1">BOX A</text:span></text:p>
          </draw:text-box>
        </draw:frame>
        <draw:g>
          <svg:title>TexMaths</svg:title>
          <svg:desc>19§latex§\pmb{update $PMSI \leftarrow P_{new}$}§svg§600§TRUE§</svg:desc>
          <draw:polygon draw:style-name="gr4" draw:text-style-name="P4" draw:layer="layout" svg:width="6.742cm" svg:height="0.619cm" svg:x="1.941cm" svg:y="11.945cm" svg:viewBox="0 0 6743 620" draw:points="3372,620 0,620 0,0 6743,0 6743,620">
            <text:p/>
          </draw:polygon>
          <draw:path draw:style-name="gr3" draw:text-style-name="P3" draw:layer="layout" svg:width="0.337cm" svg:height="0.303cm" svg:x="1.962cm" svg:y="12.13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29cm" svg:y="12.13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2.722cm" svg:y="11.96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096cm" svg:y="12.135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3.413cm" svg:y="12.02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3.678cm" svg:y="12.13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04cm" svg:y="11.9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4.726cm" svg:y="11.97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5.45cm" svg:y="11.962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885cm" svg:y="11.97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6.431cm" svg:y="12.093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7.27cm" svg:y="11.9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692cm" svg:y="12.32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03cm" svg:y="12.32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8.274cm" svg:y="12.327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979cm" svg:y="12.11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46cm" svg:y="12.112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2.739cm" svg:y="11.943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13cm" svg:y="12.108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3.431cm" svg:y="11.996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3.695cm" svg:y="12.10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21cm" svg:y="11.95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4.743cm" svg:y="11.95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5.467cm" svg:y="11.935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902cm" svg:y="11.95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6.448cm" svg:y="12.066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7.288cm" svg:y="11.95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709cm" svg:y="12.3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048cm" svg:y="12.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8.291cm" svg:y="12.3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996cm" svg:y="12.13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63cm" svg:y="12.13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2.754cm" svg:y="11.96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3cm" svg:y="12.135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3.448cm" svg:y="12.02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3.712cm" svg:y="12.13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38cm" svg:y="11.9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4.759cm" svg:y="11.97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5.484cm" svg:y="11.96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918cm" svg:y="11.97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6.463cm" svg:y="12.093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7.303cm" svg:y="11.9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286cm" svg:height="0.212cm" svg:x="7.726cm" svg:y="12.32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065cm" svg:y="12.32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8.308cm" svg:y="12.327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update $q \leftarrow P_{new}$ }§svg§600§TRUE§</svg:desc>
          <draw:polygon draw:style-name="gr4" draw:text-style-name="P4" draw:layer="layout" svg:width="5.034cm" svg:height="0.618cm" svg:x="1.128cm" svg:y="-5.029cm" svg:viewBox="0 0 5035 619" draw:points="2518,619 0,619 0,0 5035,0 5035,619">
            <text:p/>
          </draw:polygon>
          <draw:path draw:style-name="gr3" draw:text-style-name="P3" draw:layer="layout" svg:width="0.337cm" svg:height="0.303cm" svg:x="1.149cm" svg:y="-4.835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516cm" svg:y="-4.835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.909cm" svg:y="-5.004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283cm" svg:y="-4.839cm" svg:viewBox="0 0 304 308" svg:d="M196 251c2 26 21 55 53 55 13 0 55-10 55-65v-38h-17v38c0 38-17 44-25 44-23 0-24-30-24-34v-135c0-29-1-53-25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601cm" svg:y="-4.951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259cm" svg:height="0.307cm" svg:x="2.865cm" svg:y="-4.83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76cm" svg:height="0.426cm" svg:x="3.391cm" svg:y="-4.835cm" svg:viewBox="0 0 277 427" svg:d="M277 8c0-4-1-8-7-8-8 0-34 27-46 47-15-36-40-47-62-47-78 0-162 99-162 196 0 66 40 108 89 108 29 0 55-17 78-40-6 23-26 114-28 120-6 19-12 21-50 22-9 0-15 0-15 14 0 0 0 7 10 7 21 0 43-3 66-3s48 3 69 3c3 0 13 0 13-15 0-6-8-6-17-6-33 0-33-5-33-11s0-9 2-15zM91 289c-40 0-43-52-43-63 0-32 18-104 30-133 21-49 57-78 84-78 43 0 53 53 53 59 0 4-36 150-38 154-12 19-48 61-86 61z">
            <text:p/>
          </draw:path>
          <draw:path draw:style-name="gr3" draw:text-style-name="P3" draw:layer="layout" svg:width="0.594cm" svg:height="0.348cm" svg:x="3.91cm" svg:y="-4.881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3" draw:text-style-name="P3" draw:layer="layout" svg:width="0.478cm" svg:height="0.457cm" svg:x="4.749cm" svg:y="-4.99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5.171cm" svg:y="-4.647cm" svg:viewBox="0 0 287 213" svg:d="M36 179c-2 5-6 17-6 19 0 9 10 15 18 15 7 0 15-6 17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09cm" svg:y="-4.64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5.753cm" svg:y="-4.64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337cm" svg:height="0.303cm" svg:x="1.166cm" svg:y="-4.862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533cm" svg:y="-4.862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.926cm" svg:y="-5.031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3cm" svg:y="-4.866cm" svg:viewBox="0 0 304 308" svg:d="M196 251c2 26 21 55 53 55 13 0 55-10 55-65v-38h-17v38c0 38-17 44-25 44-23 0-24-30-24-34v-135c0-29-1-53-25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618cm" svg:y="-4.9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259cm" svg:height="0.307cm" svg:x="2.882cm" svg:y="-4.86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76cm" svg:height="0.426cm" svg:x="3.408cm" svg:y="-4.862cm" svg:viewBox="0 0 277 427" svg:d="M277 8c0-4-2-8-7-8-8 0-34 27-46 47-15-36-40-47-62-47-78 0-162 99-162 196 0 66 40 108 89 108 29 0 55-17 78-40-6 23-26 114-28 120-6 19-12 21-50 22-9 0-15 0-15 14 0 0 0 7 10 7 20 0 43-3 66-3s48 3 69 3c3 0 13 0 13-15 0-6-8-6-17-6-33 0-33-5-33-11s0-9 2-15zM91 289c-40 0-43-52-43-63 0-32 18-104 30-133 21-49 57-78 84-78 43 0 53 53 53 59 0 4-36 150-38 154-12 19-48 61-86 61z">
            <text:p/>
          </draw:path>
          <draw:path draw:style-name="gr3" draw:text-style-name="P3" draw:layer="layout" svg:width="0.594cm" svg:height="0.348cm" svg:x="3.925cm" svg:y="-4.908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3" draw:text-style-name="P3" draw:layer="layout" svg:width="0.478cm" svg:height="0.457cm" svg:x="4.767cm" svg:y="-5.02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5.188cm" svg:y="-4.674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27cm" svg:y="-4.674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5.77cm" svg:y="-4.674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337cm" svg:height="0.303cm" svg:x="1.183cm" svg:y="-4.835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55cm" svg:y="-4.835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.941cm" svg:y="-5.004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317cm" svg:y="-4.839cm" svg:viewBox="0 0 304 308" svg:d="M196 251c2 26 21 55 53 55 13 0 55-10 55-65v-38h-17v38c0 38-17 44-25 44-23 0-24-30-24-34v-135c0-29 0-53-25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635cm" svg:y="-4.951cm" svg:viewBox="0 0 211 420" svg:d="M105 144h95v-21h-95v-123h-18c-2 55-20 127-87 129v15h57v185c0 83 63 91 87 91 48 0 67-48 67-91v-38h-17v38c0 49-19 74-46 74-44 0-43-61-43-73z">
            <text:p/>
          </draw:path>
          <draw:path draw:style-name="gr3" draw:text-style-name="P3" draw:layer="layout" svg:width="0.259cm" svg:height="0.307cm" svg:x="2.899cm" svg:y="-4.83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6cm" svg:x="3.425cm" svg:y="-4.835cm" svg:viewBox="0 0 277 427" svg:d="M277 8c0-4-1-8-7-8-8 0-34 27-46 47-15-36-40-47-62-47-78 0-162 99-162 196 0 66 40 108 89 108 29 0 55-17 78-40-6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594cm" svg:height="0.348cm" svg:x="3.942cm" svg:y="-4.881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3" draw:text-style-name="P3" draw:layer="layout" svg:width="0.478cm" svg:height="0.457cm" svg:x="4.782cm" svg:y="-4.997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5.205cm" svg:y="-4.647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44cm" svg:y="-4.64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5.787cm" svg:y="-4.64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g>
          <svg:title>TexMaths</svg:title>
          <svg:desc>19§latex§\pmb{it is allowed to update $q \leftarrow PMSI$}§svg§600§TRUE§</svg:desc>
          <draw:polygon draw:style-name="gr4" draw:text-style-name="P4" draw:layer="layout" svg:width="10.174cm" svg:height="0.619cm" svg:x="1.14cm" svg:y="-4.226cm" svg:viewBox="0 0 10175 620" draw:points="5088,620 0,620 0,0 10175,0 10175,620">
            <text:p/>
          </draw:polygon>
          <draw:path draw:style-name="gr3" draw:text-style-name="P3" draw:layer="layout" svg:width="0.143cm" svg:height="0.448cm" svg:x="1.163cm" svg:y="-4.185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1.338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143cm" svg:height="0.448cm" svg:x="1.828cm" svg:y="-4.185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9cm" svg:height="0.307cm" svg:x="2.012cm" svg:y="-4.03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03cm" svg:height="0.307cm" svg:x="2.504cm" svg:y="-4.03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149cm" svg:height="0.465cm" svg:x="2.831cm" svg:y="-4.202cm" svg:viewBox="0 0 150 466" svg:d="M97 0l-97 8v21c48 0 53 3 53 38v347c0 31-7 31-53 31v21c23 0 59-2 74-2 17 0 51 2 76 2v-21c-45 0-53 0-53-31z">
            <text:p/>
          </draw:path>
          <draw:path draw:style-name="gr3" draw:text-style-name="P3" draw:layer="layout" svg:width="0.149cm" svg:height="0.465cm" svg:x="3.015cm" svg:y="-4.202cm" svg:viewBox="0 0 150 466" svg:d="M97 0l-97 8v21c48 0 53 3 53 38v347c0 31-7 31-53 31v21c23 0 59-2 74-2 17 0 51 2 76 2v-21c-45 0-53 0-53-31z">
            <text:p/>
          </draw:path>
          <draw:path draw:style-name="gr3" draw:text-style-name="P3" draw:layer="layout" svg:width="0.297cm" svg:height="0.307cm" svg:x="3.198cm" svg:y="-4.03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459cm" svg:height="0.295cm" svg:x="3.504cm" svg:y="-4.025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3.973cm" svg:y="-4.03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273cm" svg:y="-4.20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21cm" svg:height="0.419cm" svg:x="4.855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97cm" svg:height="0.307cm" svg:x="5.119cm" svg:y="-4.036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text-style-name="P3" draw:layer="layout" svg:width="0.337cm" svg:height="0.303cm" svg:x="5.677cm" svg:y="-4.03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6.044cm" svg:y="-4.03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6.437cm" svg:y="-4.20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1cm" svg:height="0.307cm" svg:x="6.812cm" svg:y="-4.03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7.129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59cm" svg:height="0.307cm" svg:x="7.393cm" svg:y="-4.03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7cm" svg:x="7.92cm" svg:y="-4.03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36cm" svg:y="-4.07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9.278cm" svg:y="-4.19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799cm" svg:y="-4.19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0.523cm" svg:y="-4.20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0.958cm" svg:y="-4.194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43cm" svg:height="0.448cm" svg:x="1.178cm" svg:y="-4.21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1.355cm" svg:y="-4.17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1.845cm" svg:y="-4.21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9cm" svg:height="0.307cm" svg:x="2.029cm" svg:y="-4.063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03cm" svg:height="0.307cm" svg:x="2.521cm" svg:y="-4.06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149cm" svg:height="0.465cm" svg:x="2.848cm" svg:y="-4.228cm" svg:viewBox="0 0 150 466" svg:d="M97 0l-97 8v21c48 0 53 3 53 38v347c0 31-7 31-53 31v21c23 0 59-2 74-2 17 0 51 2 76 2v-21c-45 0-53 0-53-31z">
            <text:p/>
          </draw:path>
          <draw:path draw:style-name="gr3" draw:text-style-name="P3" draw:layer="layout" svg:width="0.149cm" svg:height="0.465cm" svg:x="3.032cm" svg:y="-4.228cm" svg:viewBox="0 0 150 466" svg:d="M97 0l-97 8v21c48 0 53 3 53 38v347c0 31-7 31-53 31v21c23 0 59-2 76-2 15 0 49 2 74 2v-21c-45 0-53 0-53-31z">
            <text:p/>
          </draw:path>
          <draw:path draw:style-name="gr3" draw:text-style-name="P3" draw:layer="layout" svg:width="0.297cm" svg:height="0.307cm" svg:x="3.213cm" svg:y="-4.063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459cm" svg:height="0.295cm" svg:x="3.521cm" svg:y="-4.052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3.99cm" svg:y="-4.06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29cm" svg:y="-4.228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21cm" svg:height="0.419cm" svg:x="4.872cm" svg:y="-4.17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97cm" svg:height="0.307cm" svg:x="5.136cm" svg:y="-4.063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text-style-name="P3" draw:layer="layout" svg:width="0.337cm" svg:height="0.303cm" svg:x="5.695cm" svg:y="-4.05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6.061cm" svg:y="-4.059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6.453cm" svg:y="-4.228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1cm" svg:height="0.307cm" svg:x="6.829cm" svg:y="-4.063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7.146cm" svg:y="-4.175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59cm" svg:height="0.307cm" svg:x="7.41cm" svg:y="-4.06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7cm" svg:x="7.937cm" svg:y="-4.059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53cm" svg:y="-4.10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9.293cm" svg:y="-4.221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816cm" svg:y="-4.221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0.54cm" svg:y="-4.23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0.975cm" svg:y="-4.221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43cm" svg:height="0.448cm" svg:x="1.195cm" svg:y="-4.185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1.372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143cm" svg:height="0.448cm" svg:x="1.862cm" svg:y="-4.185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9cm" svg:height="0.307cm" svg:x="2.046cm" svg:y="-4.03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03cm" svg:height="0.307cm" svg:x="2.537cm" svg:y="-4.03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149cm" svg:height="0.465cm" svg:x="2.863cm" svg:y="-4.202cm" svg:viewBox="0 0 150 466" svg:d="M97 0l-97 8v21c48 0 53 3 53 38v347c0 31-7 31-53 31v21c23 0 59-2 76-2 15 0 49 2 74 2v-21c-45 0-53 0-53-31z">
            <text:p/>
          </draw:path>
          <draw:path draw:style-name="gr3" draw:text-style-name="P3" draw:layer="layout" svg:width="0.149cm" svg:height="0.465cm" svg:x="3.05cm" svg:y="-4.202cm" svg:viewBox="0 0 150 466" svg:d="M97 0l-97 8v21c48 0 53 3 53 38v347c0 31-7 31-53 31v21c23 0 59-2 76-2 15 0 49 2 74 2v-21c-45 0-53 0-53-31z">
            <text:p/>
          </draw:path>
          <draw:path draw:style-name="gr3" draw:text-style-name="P3" draw:layer="layout" svg:width="0.297cm" svg:height="0.307cm" svg:x="3.23cm" svg:y="-4.03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459cm" svg:height="0.295cm" svg:x="3.538cm" svg:y="-4.025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4.007cm" svg:y="-4.03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306cm" svg:y="-4.20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21cm" svg:height="0.419cm" svg:x="4.889cm" svg:y="-4.149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97cm" svg:height="0.307cm" svg:x="5.153cm" svg:y="-4.03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303cm" svg:x="5.712cm" svg:y="-4.03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6.078cm" svg:y="-4.033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6.47cm" svg:y="-4.20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1cm" svg:height="0.307cm" svg:x="6.846cm" svg:y="-4.03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7.163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59cm" svg:height="0.307cm" svg:x="7.427cm" svg:y="-4.03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7cm" svg:x="7.954cm" svg:y="-4.03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71cm" svg:y="-4.07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9.31cm" svg:y="-4.19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831cm" svg:y="-4.19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0.557cm" svg:y="-4.20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0.992cm" svg:y="-4.19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</draw:g>
        <draw:line draw:style-name="gr7" draw:text-style-name="P1" draw:layer="layout" svg:x1="14.382cm" svg:y1="10.144cm" svg:x2="25.314cm" svg:y2="10.144cm">
          <text:p/>
        </draw:line>
        <draw:g>
          <svg:title>TexMaths</svg:title>
          <svg:desc>19§latex§\textbf{LU} ($\pmb{q}$)§svg§600§TRUE§</svg:desc>
          <draw:polygon draw:style-name="gr4" draw:text-style-name="P4" draw:layer="layout" svg:width="2.112cm" svg:height="0.666cm" svg:x="18.488cm" svg:y="9.324cm" svg:viewBox="0 0 2113 667" draw:points="1057,667 0,667 0,0 2113,0 2113,667">
            <text:p/>
          </draw:polygon>
          <draw:path draw:style-name="gr3" draw:text-style-name="P3" draw:layer="layout" svg:width="0.404cm" svg:height="0.459cm" svg:x="18.515cm" svg:y="9.366cm" svg:viewBox="0 0 405 460" svg:d="M405 276h-31c-5 47-17 154-136 154h-71v-398h91v-32c-30 2-102 2-134 2-31 0-99 0-124-2v32h72v398h-72v30h384z">
            <text:p/>
          </draw:path>
          <draw:path draw:style-name="gr3" draw:text-style-name="P3" draw:layer="layout" svg:width="0.539cm" svg:height="0.467cm" svg:x="18.974cm" svg:y="9.366cm" svg:viewBox="0 0 540 468" svg:d="M467 51c0-15 2-15 19-17 18-2 19-2 37-2h17v-32c-25 2-63 2-90 2-28 0-62 0-91-2v32h17c14 0 25 0 36 2 19 2 19 2 19 17v253c0 99-72 131-144 131-118 0-120-87-120-125v-278h72v-32c-24 2-91 2-119 2-29 0-95 0-120-2v32h72v274c0 89 72 162 211 162 127 0 184-78 184-162z">
            <text:p/>
          </draw:path>
          <draw:path draw:style-name="gr3" draw:text-style-name="P3" draw:layer="layout" svg:width="0.157cm" svg:height="0.668cm" svg:x="19.826cm" svg:y="9.32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276cm" svg:height="0.427cm" svg:x="20.016cm" svg:y="9.527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0.031cm" svg:y="9.51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0.044cm" svg:y="9.527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20.379cm" svg:y="9.32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15" draw:text-style-name="P6" draw:layer="layout" svg:width="12.954cm" svg:height="2.872cm" svg:x="14.732cm" svg:y="10.5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 if $s_{p''} !=null  \land q \in \left\lbrace s_{p'},s_{p''} \right\rbrace $ then}§svg§600§TRUE§</svg:desc>
          <draw:polygon draw:style-name="gr4" draw:text-style-name="P4" draw:layer="layout" svg:width="9.978cm" svg:height="0.717cm" svg:x="16.359cm" svg:y="11.648cm" svg:viewBox="0 0 9979 718" draw:points="4990,718 0,718 0,0 9979,0 9979,718">
            <text:p/>
          </draw:polygon>
          <draw:path draw:style-name="gr3" draw:text-style-name="P3" draw:layer="layout" svg:width="0.143cm" svg:height="0.447cm" svg:x="16.382cm" svg:y="11.728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8cm" svg:height="0.472cm" svg:x="16.566cm" svg:y="11.703cm" svg:viewBox="0 0 219 473" svg:d="M95 184v-78c0-59 32-91 63-91 2 0 11 0 23 4-10 4-21 11-21 28 0 16 11 29 28 29 21 0 31-13 31-29 0-24-25-47-61-47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7.005cm" svg:y="11.878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281cm" svg:y="12.06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7.586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7.733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1cm" svg:height="0.48cm" svg:x="17.976cm" svg:y="11.695cm" svg:viewBox="0 0 72 481" svg:d="M46 340l26-306c0-23-17-34-36-34-17 0-36 11-36 34l27 306c0 10 2 15 9 15 8 0 10-4 10-15zM72 445c0-19-15-37-36-37-19 0-36 18-36 37s17 36 36 36c21 0 36-17 36-36z">
            <text:p/>
          </draw:path>
          <draw:path draw:style-name="gr3" draw:text-style-name="P3" draw:layer="layout" svg:width="0.446cm" svg:height="0.157cm" svg:x="18.326cm" svg:y="11.92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9.011cm" svg:y="11.878cm" svg:viewBox="0 0 363 304" svg:d="M40 256c-2 12-6 27-6 31 0 11 10 17 19 17 8 0 19-6 25-19 0 0 8-32 11-49l16-61c3-14 7-29 11-44 4-11 8-32 9-34 10-21 46-82 109-82 30 0 36 25 36 48 0 40-32 127-44 155-6 16-6 23-6 31 0 32 23 55 54 55 62 0 89-97 89-103 0-7-8-7-10-7-5 0-5 2-9 13-13 46-36 82-68 82-12 0-16-6-16-21 0-17 6-34 12-48 13-36 42-110 42-148 0-45-31-72-78-72-61 0-93 44-105 59-4-38-30-59-61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9.41cm" svg:y="11.878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9.8cm" svg:y="11.711cm" svg:viewBox="0 0 144 473" svg:d="M144 8c0 0 0-8-7-8-17 0-67 6-84 8-5 0-13 0-13 13 0 7 8 7 17 7 32 0 34 6 34 12l-2 13-85 335c-2 7-4 13-4 22 0 38 30 63 61 63 23 0 40-13 51-38 13-25 21-65 21-66 0-6-6-6-8-6-7 0-7 2-9 11-13 44-25 84-53 84-19 0-19-21-19-31 0-17 0-19 4-32z">
            <text:p/>
          </draw:path>
          <draw:path draw:style-name="gr3" draw:text-style-name="P3" draw:layer="layout" svg:width="0.143cm" svg:height="0.472cm" svg:x="20.013cm" svg:y="11.711cm" svg:viewBox="0 0 144 473" svg:d="M144 8c0 0 0-8-7-8-17 0-67 6-84 8-5 0-13 0-13 13 0 7 8 7 17 7 32 0 34 6 34 12l-2 13-85 335c-2 7-4 13-4 22 0 38 30 63 61 63 23 0 40-13 51-38 13-25 21-65 21-66 0-6-6-6-8-6-7 0-7 2-9 11-13 44-25 84-53 84-19 0-19-21-19-31 0-17 0-19 4-32z">
            <text:p/>
          </draw:path>
          <draw:path draw:style-name="gr3" draw:text-style-name="P3" draw:layer="layout" svg:width="0.371cm" svg:height="0.415cm" svg:x="20.379cm" svg:y="11.773cm" svg:viewBox="0 0 372 416" svg:d="M201 13c-3-11-9-13-15-13-7 0-9 4-15 13l-167 376c-4 8-4 10-4 14 0 7 6 13 13 13 6 0 10-2 16-15l157-355 158 355c6 15 13 15 15 15 8 0 13-6 13-13 0-2 0-4-3-12z">
            <text:p/>
          </draw:path>
          <draw:path draw:style-name="gr3" draw:text-style-name="P3" draw:layer="layout" svg:width="0.276cm" svg:height="0.426cm" svg:x="20.961cm" svg:y="11.878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21.497cm" svg:y="11.813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22.118cm" svg:y="11.673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22.439cm" svg:y="11.87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2.717cm" svg:y="12.06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3.022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3.264cm" svg:y="12.10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3.537cm" svg:y="11.87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813cm" svg:y="12.06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119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4.265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4.499cm" svg:y="11.673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cm" svg:height="0.419cm" svg:x="25.023cm" svg:y="11.764cm" svg:viewBox="0 0 211 420" svg:d="M105 144h95v-21h-95v-123h-18c-1 55-20 127-87 129v15h57v185c0 83 63 91 87 91 48 0 67-48 67-91v-38h-17v38c0 49-21 74-46 74-43 0-43-61-43-72z">
            <text:p/>
          </draw:path>
          <draw:path draw:style-name="gr3" draw:text-style-name="P3" draw:layer="layout" svg:width="0.337cm" svg:height="0.464cm" svg:x="25.289cm" svg:y="11.711cm" svg:viewBox="0 0 338 465" svg:d="M53 414c0 31-7 31-53 31v20c23 0 57-1 76-1 17 0 53 1 76 1v-20c-46 0-53 0-53-31v-123c0-71 47-107 91-107 42 0 49 36 49 74v156c0 31-7 31-53 31v20c25 0 59-1 76-1s53 1 76 1v-20c-36 0-51 0-53-21v-128c0-57 0-78-21-102-9-12-30-25-70-25-57 0-86 40-97 67v-236l-97 8v20c48 0 53 4 53 38z">
            <text:p/>
          </draw:path>
          <draw:path draw:style-name="gr3" draw:text-style-name="P3" draw:layer="layout" svg:width="0.259cm" svg:height="0.307cm" svg:x="25.656cm" svg:y="11.87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25.954cm" svg:y="11.878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143cm" svg:height="0.447cm" svg:x="16.397cm" svg:y="11.699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8cm" svg:height="0.472cm" svg:x="16.583cm" svg:y="11.676cm" svg:viewBox="0 0 219 473" svg:d="M95 184v-78c0-59 32-91 63-91 2 0 11 0 23 4-10 4-21 11-21 28 0 16 11 29 28 29 21 0 31-13 31-29 0-24-25-47-61-47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7.02cm" svg:y="11.851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298cm" svg:y="12.041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7.604cm" svg:y="11.92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7.75cm" svg:y="11.92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1cm" svg:height="0.48cm" svg:x="17.993cm" svg:y="11.669cm" svg:viewBox="0 0 72 481" svg:d="M46 340l26-306c0-23-17-34-36-34-17 0-36 11-36 34l27 306c0 10 2 15 9 15 8 0 10-4 10-15zM72 445c0-19-15-37-36-37-19 0-36 18-36 37s17 36 36 36c21 0 36-17 36-36z">
            <text:p/>
          </draw:path>
          <draw:path draw:style-name="gr3" draw:text-style-name="P3" draw:layer="layout" svg:width="0.446cm" svg:height="0.157cm" svg:x="18.343cm" svg:y="11.90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9.027cm" svg:y="11.851cm" svg:viewBox="0 0 363 304" svg:d="M40 256c-2 12-6 27-6 31 0 11 10 17 19 17 8 0 19-6 25-19 0 0 8-32 11-49l16-61c3-14 7-29 11-44 4-11 8-32 9-34 10-21 46-82 109-82 30 0 36 25 36 48 0 40-32 127-44 155-6 16-6 23-6 31 0 32 23 55 54 55 62 0 89-97 89-103 0-7-8-7-10-7-5 0-5 2-9 13-13 46-36 82-68 82-12 0-16-6-16-21 0-17 6-34 12-48 13-36 42-110 42-148 0-45-31-72-78-72-61 0-93 44-105 59-4-38-30-59-61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9.428cm" svg:y="11.85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9.817cm" svg:y="11.684cm" svg:viewBox="0 0 144 473" svg:d="M144 8c0 0 0-8-7-8-17 0-67 6-84 8-5 0-13 0-13 13 0 7 8 7 17 7 32 0 34 6 34 12l-2 13-85 335c-2 7-4 13-4 22 0 38 30 63 61 63 23 0 40-13 51-38 13-25 21-65 21-66 0-6-6-6-8-6-7 0-7 2-9 11-11 44-25 84-53 84-19 0-19-21-19-31 0-17 0-19 4-32z">
            <text:p/>
          </draw:path>
          <draw:path draw:style-name="gr3" draw:text-style-name="P3" draw:layer="layout" svg:width="0.143cm" svg:height="0.472cm" svg:x="20.03cm" svg:y="11.684cm" svg:viewBox="0 0 144 473" svg:d="M144 8c0 0 0-8-7-8-17 0-67 6-84 8-5 0-13 0-13 13 0 7 8 7 17 7 32 0 34 6 34 12l-2 13-85 335c-2 7-4 13-4 22 0 38 30 63 61 63 23 0 40-13 51-38 13-25 21-65 21-66 0-6-6-6-8-6-7 0-7 2-9 11-13 44-25 84-53 84-19 0-19-21-19-31 0-17 0-19 4-32z">
            <text:p/>
          </draw:path>
          <draw:path draw:style-name="gr3" draw:text-style-name="P3" draw:layer="layout" svg:width="0.371cm" svg:height="0.415cm" svg:x="20.397cm" svg:y="11.747cm" svg:viewBox="0 0 372 416" svg:d="M201 13c-3-11-9-13-15-13-7 0-9 4-15 13l-167 376c-4 8-4 10-4 14 0 7 6 13 13 13 6 0 10-2 16-15l157-355 158 355c6 15 13 15 15 15 8 0 13-6 13-13 0-2 0-4-3-12z">
            <text:p/>
          </draw:path>
          <draw:path draw:style-name="gr3" draw:text-style-name="P3" draw:layer="layout" svg:width="0.276cm" svg:height="0.426cm" svg:x="20.978cm" svg:y="11.851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21.514cm" svg:y="11.787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22.135cm" svg:y="11.646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22.456cm" svg:y="11.851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2.732cm" svg:y="12.041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3.038cm" svg:y="11.92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3.279cm" svg:y="12.075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3.553cm" svg:y="11.851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83cm" svg:y="12.041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136cm" svg:y="11.92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4.282cm" svg:y="11.92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4.514cm" svg:y="11.646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cm" svg:height="0.419cm" svg:x="25.038cm" svg:y="11.735cm" svg:viewBox="0 0 211 420" svg:d="M105 144h95v-21h-95v-123h-18c-1 55-20 127-87 129v15h57v185c0 83 63 91 87 91 48 0 67-48 67-91v-38h-17v38c0 49-21 74-46 74-43 0-43-61-43-72z">
            <text:p/>
          </draw:path>
          <draw:path draw:style-name="gr3" draw:text-style-name="P3" draw:layer="layout" svg:width="0.337cm" svg:height="0.464cm" svg:x="25.306cm" svg:y="11.684cm" svg:viewBox="0 0 338 465" svg:d="M53 414c0 31-7 31-53 31v20c23 0 57-1 76-1 17 0 53 1 76 1v-20c-46 0-53 0-53-31v-123c0-71 47-107 91-107 42 0 49 36 49 74v156c0 31-7 31-53 31v20c25 0 59-1 76-1s53 1 76 1v-20c-36 0-51 0-53-21v-128c0-57 0-78-21-102-9-12-30-25-70-25-57 0-86 40-97 67v-236l-97 8v20c48 0 53 4 53 38z">
            <text:p/>
          </draw:path>
          <draw:path draw:style-name="gr3" draw:text-style-name="P3" draw:layer="layout" svg:width="0.259cm" svg:height="0.307cm" svg:x="25.673cm" svg:y="11.84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25.971cm" svg:y="11.851cm" svg:viewBox="0 0 338 296" svg:d="M53 66v179c0 30-7 30-53 30v21c23 0 57-2 76-2 17 0 51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143cm" svg:height="0.447cm" svg:x="16.414cm" svg:y="11.728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8cm" svg:height="0.472cm" svg:x="16.598cm" svg:y="11.703cm" svg:viewBox="0 0 219 473" svg:d="M95 184v-78c0-59 32-91 63-91 2 0 11 0 23 4-10 4-21 11-21 28 0 16 11 29 28 29 21 0 31-13 31-29 0-24-25-47-61-47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7.037cm" svg:y="11.878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315cm" svg:y="12.06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7.621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7.767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1cm" svg:height="0.48cm" svg:x="18.008cm" svg:y="11.695cm" svg:viewBox="0 0 72 481" svg:d="M46 340l26-306c0-23-17-34-36-34-17 0-36 11-36 34l27 306c0 10 2 15 9 15 8 0 10-4 10-15zM72 445c0-19-15-37-36-37-19 0-36 18-36 37s17 36 36 36c21 0 36-17 36-36z">
            <text:p/>
          </draw:path>
          <draw:path draw:style-name="gr3" draw:text-style-name="P3" draw:layer="layout" svg:width="0.446cm" svg:height="0.157cm" svg:x="18.36cm" svg:y="11.92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9.044cm" svg:y="11.878cm" svg:viewBox="0 0 365 304" svg:d="M40 256c-2 12-6 27-6 31 0 11 10 17 19 17 8 0 21-6 25-19 0 0 9-32 13-49l15-61c4-14 8-29 10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9.443cm" svg:y="11.878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9.834cm" svg:y="11.711cm" svg:viewBox="0 0 144 473" svg:d="M144 8c0 0 0-8-7-8-17 0-67 6-84 8-5 0-13 0-13 13 0 7 8 7 17 7 32 0 34 6 34 12l-2 13-85 335c-2 7-4 13-4 22 0 38 30 63 61 63 23 0 40-13 51-38 13-25 21-65 21-66 0-6-6-6-8-6-7 0-7 2-9 11-11 44-25 84-53 84-19 0-19-21-19-31 0-17 0-19 4-32z">
            <text:p/>
          </draw:path>
          <draw:path draw:style-name="gr3" draw:text-style-name="P3" draw:layer="layout" svg:width="0.143cm" svg:height="0.472cm" svg:x="20.045cm" svg:y="11.711cm" svg:viewBox="0 0 144 473" svg:d="M144 8c0 0 0-8-7-8-17 0-67 6-84 8-5 0-13 0-13 13 0 7 8 7 17 7 32 0 34 6 34 12l-2 13-85 335c-2 7-4 13-4 22 0 38 30 63 61 63 23 0 40-13 51-38 13-25 21-65 21-66 0-6-6-6-8-6-7 0-7 2-9 11-13 44-25 84-53 84-19 0-19-21-19-31 0-17 0-19 4-32z">
            <text:p/>
          </draw:path>
          <draw:path draw:style-name="gr3" draw:text-style-name="P3" draw:layer="layout" svg:width="0.371cm" svg:height="0.415cm" svg:x="20.414cm" svg:y="11.773cm" svg:viewBox="0 0 372 416" svg:d="M201 13c-3-11-9-13-15-13-7 0-9 4-15 13l-167 376c-4 8-4 10-4 14 0 7 6 13 13 13 6 0 10-2 16-15l157-355 158 355c6 15 13 15 15 15 8 0 13-6 13-13 0-2 0-4-3-12z">
            <text:p/>
          </draw:path>
          <draw:path draw:style-name="gr3" draw:text-style-name="P3" draw:layer="layout" svg:width="0.276cm" svg:height="0.426cm" svg:x="20.995cm" svg:y="11.878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21.531cm" svg:y="11.813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22.152cm" svg:y="11.673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22.473cm" svg:y="11.87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2.749cm" svg:y="12.06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3.055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3.296cm" svg:y="12.10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3.57cm" svg:y="11.87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847cm" svg:y="12.06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153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4.299cm" svg:y="11.95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4.531cm" svg:y="11.673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cm" svg:height="0.419cm" svg:x="25.055cm" svg:y="11.764cm" svg:viewBox="0 0 211 420" svg:d="M105 144h95v-21h-95v-123h-18c-1 55-20 127-87 129v15h57v185c0 83 63 91 87 91 48 0 67-48 67-91v-38h-17v38c0 49-21 74-46 74-43 0-43-61-43-72z">
            <text:p/>
          </draw:path>
          <draw:path draw:style-name="gr3" draw:text-style-name="P3" draw:layer="layout" svg:width="0.337cm" svg:height="0.464cm" svg:x="25.323cm" svg:y="11.711cm" svg:viewBox="0 0 338 465" svg:d="M53 414c0 31-7 31-53 31v20c23 0 57-1 76-1 17 0 53 1 76 1v-20c-46 0-53 0-53-31v-123c0-71 47-107 91-107 42 0 49 36 49 74v156c0 31-7 31-53 31v20c25 0 59-1 76-1s53 1 76 1v-20c-36 0-51 0-53-21v-128c0-57 0-78-21-102-9-12-30-25-70-25-57 0-86 40-97 67v-236l-97 8v20c48 0 53 4 53 38z">
            <text:p/>
          </draw:path>
          <draw:path draw:style-name="gr3" draw:text-style-name="P3" draw:layer="layout" svg:width="0.259cm" svg:height="0.307cm" svg:x="25.69cm" svg:y="11.87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25.988cm" svg:y="11.878cm" svg:viewBox="0 0 338 296" svg:d="M53 66v179c0 30-7 30-53 30v21c23 0 57-2 76-2 17 0 51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</draw:g>
        <draw:g>
          <svg:title>TexMaths</svg:title>
          <svg:desc>19§latex§\pmb{update $P_{new} \leftarrow u_{p''}$}§svg§600§TRUE§</svg:desc>
          <draw:polygon draw:style-name="gr4" draw:text-style-name="P4" draw:layer="layout" svg:width="5.699cm" svg:height="0.681cm" svg:x="1.943cm" svg:y="12.539cm" svg:viewBox="0 0 5700 682" draw:points="2850,682 0,682 0,0 5700,0 5700,682">
            <text:p/>
          </draw:polygon>
          <draw:path draw:style-name="gr3" draw:text-style-name="P3" draw:layer="layout" svg:width="0.337cm" svg:height="0.303cm" svg:x="1.964cm" svg:y="12.73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31cm" svg:y="12.73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724cm" svg:y="12.564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098cm" svg:y="12.72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3.416cm" svg:y="12.617cm" svg:viewBox="0 0 211 420" svg:d="M105 144h95v-20h-95v-124h-18c-2 55-20 127-87 129v15h57v185c0 83 63 91 87 91 48 0 67-48 67-91v-38h-17v38c0 49-19 74-46 74-44 0-43-61-43-72z">
            <text:p/>
          </draw:path>
          <draw:path draw:style-name="gr3" draw:text-style-name="P3" draw:layer="layout" svg:width="0.259cm" svg:height="0.307cm" svg:x="3.68cm" svg:y="12.7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06cm" svg:y="12.571cm" svg:viewBox="0 0 479 458" svg:d="M177 247h114c95 0 188-70 188-146 0-52-44-101-133-101h-217c-13 0-19 0-19 13 0 8 6 8 19 8 8 0 21 0 29 2 11 0 15 2 15 9 0 4-2 6-4 14l-89 361c-8 24-8 30-61 30-11 0-19 0-19 13 0 8 8 8 10 8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63cm" svg:y="12.921cm" svg:viewBox="0 0 287 213" svg:d="M36 179c-2 5-6 17-6 19 0 9 10 15 18 15 7 0 15-6 17-12 2-3 5-19 9-28 2-10 8-31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968cm" svg:y="12.921cm" svg:viewBox="0 0 201 213" svg:d="M74 101c13 0 51-2 76-10 34-13 42-36 42-49 0-27-27-42-59-42-57 0-133 44-133 124 0 47 30 89 86 89 79 0 115-48 115-53 0-4-3-8-7-8-2 0-4 0-8 4-36 43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211cm" svg:y="12.92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846cm" svg:y="12.687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45cm" svg:height="0.303cm" svg:x="6.678cm" svg:y="12.733cm" svg:viewBox="0 0 346 304" svg:d="M215 260c7 27 32 44 61 44 22 0 37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7.039cm" svg:y="12.92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345cm" svg:y="12.80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491cm" svg:y="12.80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.981cm" svg:y="12.70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48cm" svg:y="12.70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.741cm" svg:y="12.537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3.115cm" svg:y="12.702cm" svg:viewBox="0 0 304 308" svg:d="M196 251c2 26 21 55 53 55 13 0 55-10 55-65v-38h-17v38c0 38-17 44-25 44-23 0-24-30-24-34v-135c0-29 0-53-25-80-27-25-59-36-91-36-56 0-103 32-103 76 0 21 13 32 32 32 17 0 31-13 31-32 0-8-4-30-34-30 17-23 51-31 72-31 32 0 70 27 70 86v24c-34 2-80 4-123 25-50 23-67 57-67 88 0 53 65 70 108 70 44 0 74-27 88-57zM190 141v66c0 65-48 88-78 88-32 0-61-25-61-59 0-37 29-92 139-95z">
            <text:p/>
          </draw:path>
          <draw:path draw:style-name="gr3" draw:text-style-name="P3" draw:layer="layout" svg:width="0.21cm" svg:height="0.419cm" svg:x="3.433cm" svg:y="12.59cm" svg:viewBox="0 0 211 420" svg:d="M105 144h95v-20h-95v-124h-18c-2 55-20 127-87 129v15h57v185c0 83 63 91 87 91 48 0 67-48 67-91v-38h-17v38c0 49-19 74-46 74-44 0-43-61-43-72z">
            <text:p/>
          </draw:path>
          <draw:path draw:style-name="gr3" draw:text-style-name="P3" draw:layer="layout" svg:width="0.259cm" svg:height="0.307cm" svg:x="3.697cm" svg:y="12.70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23cm" svg:y="12.545cm" svg:viewBox="0 0 479 458" svg:d="M177 247h114c95 0 188-70 188-146 0-52-44-101-133-101h-217c-13 0-19 0-19 13 0 8 6 8 19 8 8 0 21 0 29 2 11 0 15 2 15 9 0 4-2 6-4 14l-89 361c-8 24-8 30-61 30-11 0-19 0-19 13 0 8 8 8 10 8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645cm" svg:y="12.894cm" svg:viewBox="0 0 287 213" svg:d="M36 179c-2 5-6 17-6 19 0 9 10 15 18 15 7 0 15-6 17-12 1-3 5-19 9-28 2-10 8-31 10-42 3-11 5-21 7-32 6-19 8-23 21-42s34-44 70-44c27 0 27 25 27 33 0 28-19 81-27 100-5 14-7 17-7 27 0 25 21 40 45 40 46 0 67-65 67-72 0-6-6-6-8-6-5 0-5 2-7 8-12 38-33 57-52 57-9 0-11-6-11-18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985cm" svg:y="12.894cm" svg:viewBox="0 0 201 213" svg:d="M74 101c13 0 51-2 76-10 34-13 42-36 42-49 0-27-27-42-59-42-57 0-133 44-133 124 0 47 30 89 86 89 79 0 115-48 115-53 0-4-3-8-7-8-2 0-4 0-8 4-36 43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226cm" svg:y="12.89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863cm" svg:y="12.66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45cm" svg:height="0.303cm" svg:x="6.695cm" svg:y="12.706cm" svg:viewBox="0 0 346 304" svg:d="M215 260c7 27 32 44 61 44 22 0 37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7.056cm" svg:y="12.89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9 11-36 25-10 17-17 43-17 47 0 6 5 6 7 6 8 0 8-2 12-13 5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362cm" svg:y="12.7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508cm" svg:y="12.7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.998cm" svg:y="12.73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65cm" svg:y="12.73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756cm" svg:y="12.564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32cm" svg:y="12.72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3.45cm" svg:y="12.617cm" svg:viewBox="0 0 211 420" svg:d="M105 144h95v-20h-95v-124h-18c-1 55-20 127-87 129v15h57v185c0 83 63 91 87 91 48 0 67-48 67-91v-38h-17v38c0 49-19 74-46 74-44 0-43-61-43-72z">
            <text:p/>
          </draw:path>
          <draw:path draw:style-name="gr3" draw:text-style-name="P3" draw:layer="layout" svg:width="0.259cm" svg:height="0.307cm" svg:x="3.714cm" svg:y="12.7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4cm" svg:y="12.571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662cm" svg:y="12.921cm" svg:viewBox="0 0 287 213" svg:d="M36 179c-2 5-6 17-6 19 0 9 10 15 18 15 7 0 15-6 17-12 2-3 5-19 9-28 2-10 8-31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5cm" svg:y="12.921cm" svg:viewBox="0 0 201 213" svg:d="M74 101c13 0 51-2 76-10 34-13 42-36 42-49 0-27-27-42-59-42-57 0-133 44-133 124 0 47 30 89 86 89 79 0 115-48 115-53 0-4-3-8-7-8-2 0-4 0-8 4-36 43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243cm" svg:y="12.921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7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88cm" svg:y="12.687cm" svg:viewBox="0 0 595 350" svg:d="M570 188c13 0 25 0 25-13 0-14-12-13-25-13h-498c38-29 55-56 61-65 30-46 36-87 36-89 0-8-8-8-13-8-12 0-14 2-15 13-16 67-55 122-131 154-8 2-10 4-10 8 0 5 4 5 10 9 70 29 115 82 131 156 1 8 3 10 15 10 5 0 13 0 13-8 0 0-6-44-34-87-13-21-32-44-63-67z">
            <text:p/>
          </draw:path>
          <draw:path draw:style-name="gr3" draw:text-style-name="P3" draw:layer="layout" svg:width="0.345cm" svg:height="0.303cm" svg:x="6.712cm" svg:y="12.733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7.073cm" svg:y="12.92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379cm" svg:y="12.80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525cm" svg:y="12.807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text{IMSI inquiry}§svg§600§TRUE§</svg:desc>
          <draw:polygon draw:style-name="gr4" draw:text-style-name="P4" draw:layer="layout" svg:width="3.765cm" svg:height="0.584cm" svg:x="5.855cm" svg:y="-6.305cm" svg:viewBox="0 0 3766 585" draw:points="1883,585 0,585 0,0 3766,0 3766,585">
            <text:p/>
          </draw:polygon>
          <draw:path draw:style-name="gr3" draw:text-style-name="P3" draw:layer="layout" svg:width="0.204cm" svg:height="0.457cm" svg:x="5.87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119cm" svg:y="-6.307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742cm" svg:y="-6.322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7.09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7.559cm" svg:y="-6.29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7.744cm" svg:y="-6.14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8.114cm" svg:y="-6.14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8.464cm" svg:y="-6.14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834cm" svg:y="-6.29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9.017cm" svg:y="-6.14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271cm" svg:y="-6.138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g>
          <svg:title>TexMaths</svg:title>
          <svg:desc>19§latex§\pmb{$RAND \leftarrow  E_{\kappa}\left( u = \left(p'', SQN,salt\right)\right)$}§svg§600§FALSE§</svg:desc>
          <draw:polygon draw:style-name="gr2" draw:text-style-name="P2" draw:layer="layout" svg:width="10.451cm" svg:height="0.694cm" svg:x="11.728cm" svg:y="1.615cm" svg:viewBox="0 0 10452 695" draw:points="5225,695 0,695 0,0 10452,0 10452,695">
            <text:p/>
          </draw:polygon>
          <draw:path draw:style-name="gr3" draw:text-style-name="P3" draw:layer="layout" svg:width="0.478cm" svg:height="0.472cm" svg:x="11.755cm" svg:y="1.687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9h80c60 0 72 38 72 61 0 12-6 33-10 48-4 19-9 43-9 57 0 72 80 72 89 72 57 0 80-68 80-78 0-8-8-8-8-8-5 0-7 4-9 10-17 49-46 61-61 61-23 0-27-15-27-42 0-19 4-53 6-76 2-10 4-21 4-30 0-52-46-73-63-80z">
            <text:p/>
          </draw:path>
          <draw:path draw:style-name="gr3" draw:text-style-name="P3" draw:layer="layout" svg:width="0.459cm" svg:height="0.479cm" svg:x="12.262cm" svg:y="1.664cm" svg:viewBox="0 0 460 480" svg:d="M97 403c-27 45-53 55-84 57-7 0-13 0-13 13 0 4 4 7 10 7 17 0 38-1 57-1 22 0 45 1 66 1 4 0 13 0 13-13 0-7-5-7-11-7-15-2-30-8-30-25 0-8 3-15 9-25l49-85h170c1 15 11 106 11 112 0 21-36 23-49 23-10 0-16 0-16 13 0 7 8 7 10 7 26 0 55-1 83-1 18 0 59 1 76 1 4 0 12 0 12-13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2.764cm" svg:y="1.687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3.372cm" svg:y="1.687cm" svg:viewBox="0 0 513 458" svg:d="M80 406c-8 25-8 31-61 31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8cm" svg:x="14.137cm" svg:y="1.801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3" draw:text-style-name="P3" draw:layer="layout" svg:width="0.486cm" svg:height="0.455cm" svg:x="14.975cm" svg:y="1.689cm" svg:viewBox="0 0 487 456" svg:d="M448 300c2-4 4-8 4-9 0-2 0-8-7-8-6 0-8 4-10 8-44 98-68 144-182 144h-97c-10 0-12 0-15 0-8-2-10-2-10-8 0-2 0-3 4-15l46-182h66c57 0 57 13 57 30 0 4 0 13-6 32 0 4-2 6-2 8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5.477cm" svg:y="2.037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57cm" svg:height="0.668cm" svg:x="15.965cm" svg:y="1.641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5cm" svg:height="0.303cm" svg:x="16.178cm" svg:y="1.847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446cm" svg:height="0.157cm" svg:x="16.761cm" svg:y="1.8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7.495cm" svg:y="1.641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9cm" svg:height="0.426cm" svg:x="17.666cm" svg:y="1.84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8.044cm" svg:y="1.6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8.198cm" svg:y="1.6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18.42cm" svg:y="2.07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96cm" svg:height="0.487cm" svg:x="18.693cm" svg:y="1.672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9.138cm" svg:y="1.672cm" svg:viewBox="0 0 464 602" svg:d="M260 467c105-38 204-157 204-287 0-108-73-180-171-180-145 0-293 152-293 308 0 112 76 178 171 178 17 0 40-2 67-9-2 41-2 43-2 51 0 21 0 74 55 74 80 0 112-123 112-129s-6-8-8-8c-5 0-7 4-7 8-17 47-55 64-80 64-31 0-40-19-48-70zM135 463c-53-20-76-74-76-134 0-46 17-141 68-213 50-69 112-99 162-99 66 0 116 51 116 143 0 66-34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19.659cm" svg:y="1.687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079cm" svg:height="0.2cm" svg:x="20.259cm" svg:y="2.07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0.533cm" svg:y="1.847cm" svg:viewBox="0 0 247 304" svg:d="M228 46c-19 0-32 15-32 30 0 9 5 19 21 19 15 0 30-11 30-38 0-29-28-57-80-57-89 0-114 68-114 99 0 51 52 62 71 66 34 6 70 14 70 52 0 17-17 72-97 72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20.837cm" svg:y="1.847cm" svg:viewBox="0 0 308 304" svg:d="M224 44c-13-25-32-44-62-44-78 0-162 99-162 198 0 62 36 106 89 106 14 0 48-2 88-50 5 29 28 50 61 50 24 0 39-15 49-36 11-25 21-67 21-67 0-7-6-7-8-7-7 0-7 4-9 13-12 44-25 82-52 82-19 0-20-17-20-31 0-15 1-19 9-49 8-29 8-34 15-61l23-93c6-19 6-21 6-23 0-11-8-19-19-19-17 0-27 15-29 31zM181 217c-4 13-4 13-14 24-30 38-57 48-76 48-34 0-43-36-43-63 0-32 20-116 38-146 20-40 49-65 77-65 44 0 54 55 54 59s-2 8-4 11z">
            <text:p/>
          </draw:path>
          <draw:path draw:style-name="gr3" draw:text-style-name="P3" draw:layer="layout" svg:width="0.143cm" svg:height="0.472cm" svg:x="21.192cm" svg:y="1.679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206cm" svg:height="0.426cm" svg:x="21.39cm" svg:y="1.725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3z">
            <text:p/>
          </draw:path>
          <draw:path draw:style-name="gr3" draw:text-style-name="P3" draw:layer="layout" svg:width="0.157cm" svg:height="0.668cm" svg:x="21.652cm" svg:y="1.641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157cm" svg:height="0.668cm" svg:x="21.923cm" svg:y="1.641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478cm" svg:height="0.472cm" svg:x="11.772cm" svg:y="1.6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9h80c60 0 72 38 72 61 0 12-6 33-10 48-4 19-9 43-9 57 0 72 80 72 89 72 57 0 80-68 80-78 0-8-8-8-8-8-5 0-7 4-9 10-17 49-46 61-61 61-23 0-27-15-27-42 0-19 4-53 6-76 2-10 4-21 4-30 0-52-46-73-63-80z">
            <text:p/>
          </draw:path>
          <draw:path draw:style-name="gr3" draw:text-style-name="P3" draw:layer="layout" svg:width="0.459cm" svg:height="0.479cm" svg:x="12.279cm" svg:y="1.638cm" svg:viewBox="0 0 460 480" svg:d="M97 403c-27 45-53 55-84 57-7 0-13 0-13 13 0 4 4 7 10 7 17 0 38-1 57-1 22 0 45 1 66 1 4 0 13 0 13-13 0-7-5-7-11-7-15-2-30-8-30-25 0-8 3-15 9-25l49-85h170c1 15 11 106 11 112 0 21-36 23-49 23-10 0-16 0-16 13 0 7 8 7 10 7 26 0 55-1 83-1 18 0 59 1 76 1 4 0 12 0 12-13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2.781cm" svg:y="1.66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3.389cm" svg:y="1.66cm" svg:viewBox="0 0 513 458" svg:d="M80 406c-8 25-8 31-61 31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8cm" svg:x="14.154cm" svg:y="1.774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3" draw:text-style-name="P3" draw:layer="layout" svg:width="0.486cm" svg:height="0.455cm" svg:x="14.992cm" svg:y="1.662cm" svg:viewBox="0 0 487 456" svg:d="M448 300c2-4 4-8 4-9 0-2 0-8-7-8-6 0-8 4-10 8-44 98-68 144-182 144h-97c-10 0-12 0-15 0-8-2-10-2-10-8 0-2 0-3 4-15l46-182h66c57 0 57 13 57 30 0 4 0 13-6 32 0 4-2 6-2 8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5.494cm" svg:y="2.01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57cm" svg:height="0.668cm" svg:x="15.982cm" svg:y="1.615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5cm" svg:height="0.303cm" svg:x="16.195cm" svg:y="1.82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446cm" svg:height="0.157cm" svg:x="16.778cm" svg:y="1.87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7.51cm" svg:y="1.615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9cm" svg:height="0.426cm" svg:x="17.683cm" svg:y="1.82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8.061cm" svg:y="1.6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8.215cm" svg:y="1.6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18.437cm" svg:y="2.04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96cm" svg:height="0.487cm" svg:x="18.711cm" svg:y="1.645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9.155cm" svg:y="1.645cm" svg:viewBox="0 0 464 602" svg:d="M260 467c105-38 204-157 204-287 0-108-73-180-171-180-145 0-293 152-293 308 0 112 76 178 171 178 17 0 40-2 67-9-2 41-2 43-2 51 0 21 0 74 55 74 80 0 112-123 112-129s-6-8-8-8c-5 0-7 4-7 8-17 47-55 64-80 64-31 0-40-19-48-70zM135 463c-53-20-76-74-76-134 0-46 17-141 68-213 50-69 112-99 162-99 66 0 116 51 116 143 0 66-34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19.674cm" svg:y="1.66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079cm" svg:height="0.2cm" svg:x="20.276cm" svg:y="2.04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0.55cm" svg:y="1.82cm" svg:viewBox="0 0 247 304" svg:d="M228 46c-19 0-32 15-32 30 0 9 5 19 21 19 15 0 30-11 30-38 0-29-28-57-80-57-89 0-114 68-114 99 0 51 52 62 71 66 34 6 70 14 70 52 0 17-17 72-97 72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20.854cm" svg:y="1.82cm" svg:viewBox="0 0 308 304" svg:d="M224 44c-13-25-32-44-62-44-78 0-162 99-162 198 0 62 36 106 89 106 14 0 48-2 88-50 5 29 28 50 61 50 24 0 39-15 49-36 11-25 21-67 21-67 0-7-6-7-8-7-7 0-7 4-9 13-12 44-25 82-52 82-19 0-20-17-20-31 0-15 1-19 9-49 8-29 8-34 15-61l23-93c6-19 6-21 6-23 0-11-8-19-19-19-17 0-27 15-29 31zM181 217c-4 13-4 13-14 24-30 38-57 48-76 48-34 0-43-36-43-63 0-32 20-116 38-146 20-40 49-65 77-65 44 0 54 55 54 59s-2 8-4 11z">
            <text:p/>
          </draw:path>
          <draw:path draw:style-name="gr3" draw:text-style-name="P3" draw:layer="layout" svg:width="0.143cm" svg:height="0.472cm" svg:x="21.207cm" svg:y="1.653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06cm" svg:height="0.426cm" svg:x="21.405cm" svg:y="1.698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3z">
            <text:p/>
          </draw:path>
          <draw:path draw:style-name="gr3" draw:text-style-name="P3" draw:layer="layout" svg:width="0.157cm" svg:height="0.668cm" svg:x="21.669cm" svg:y="1.615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157cm" svg:height="0.668cm" svg:x="21.941cm" svg:y="1.615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478cm" svg:height="0.472cm" svg:x="11.789cm" svg:y="1.687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9h80c60 0 72 38 72 61 0 12-6 33-10 48-4 19-9 43-9 57 0 72 80 72 89 72 57 0 80-68 80-78 0-8-8-8-8-8-5 0-7 4-9 10-17 49-46 61-61 61-23 0-27-15-27-42 0-19 4-53 6-76 2-10 4-21 4-30 0-52-46-73-63-80z">
            <text:p/>
          </draw:path>
          <draw:path draw:style-name="gr3" draw:text-style-name="P3" draw:layer="layout" svg:width="0.459cm" svg:height="0.479cm" svg:x="12.294cm" svg:y="1.664cm" svg:viewBox="0 0 460 480" svg:d="M97 403c-27 45-53 55-84 57-7 0-13 0-13 13 0 4 4 7 10 7 17 0 38-1 57-1 22 0 45 1 66 1 4 0 13 0 13-13 0-7-5-7-11-7-15-2-30-8-30-25 0-8 3-15 9-25l49-85h170c1 15 11 106 11 112 0 21-36 23-49 23-10 0-16 0-16 13 0 7 8 7 10 7 26 0 55-1 83-1 18 0 59 1 76 1 4 0 12 0 12-13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2.796cm" svg:y="1.687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3.404cm" svg:y="1.687cm" svg:viewBox="0 0 513 458" svg:d="M80 406c-8 25-8 31-61 31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8cm" svg:x="14.17cm" svg:y="1.801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3" draw:text-style-name="P3" draw:layer="layout" svg:width="0.486cm" svg:height="0.455cm" svg:x="15.009cm" svg:y="1.689cm" svg:viewBox="0 0 487 456" svg:d="M448 300c2-4 4-8 4-9 0-2 0-8-7-8-6 0-8 4-10 8-44 98-68 144-182 144h-97c-10 0-12 0-15 0-8-2-10-2-10-8 0-2 0-3 4-15l46-182h66c57 0 57 13 57 30 0 4 0 13-6 32 0 4-2 6-2 8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5.509cm" svg:y="2.037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57cm" svg:height="0.668cm" svg:x="15.997cm" svg:y="1.641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5cm" svg:height="0.303cm" svg:x="16.212cm" svg:y="1.847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446cm" svg:height="0.157cm" svg:x="16.795cm" svg:y="1.8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7.527cm" svg:y="1.641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9cm" svg:height="0.426cm" svg:x="17.7cm" svg:y="1.84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8.078cm" svg:y="1.6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8.232cm" svg:y="1.64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079cm" svg:height="0.2cm" svg:x="18.454cm" svg:y="2.07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96cm" svg:height="0.487cm" svg:x="18.728cm" svg:y="1.672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9.172cm" svg:y="1.672cm" svg:viewBox="0 0 464 602" svg:d="M260 467c105-38 204-157 204-287 0-108-73-180-171-180-145 0-293 152-293 308 0 112 74 178 171 178 17 0 40-2 67-9-4 41-4 43-4 51 0 21 0 74 57 74 80 0 112-123 112-129s-6-8-8-8c-5 0-7 4-7 8-17 47-55 64-80 64-31 0-40-19-48-70zM135 463c-53-20-76-74-76-134 0-46 17-141 68-213 50-69 112-99 162-99 66 0 116 51 116 143 0 66-34 222-148 284-2-22-10-72-59-72-35 0-69 34-69 69 0 13 6 21 6 22zM175 471c-10 0-31 0-31-30 0-27 27-54 54-54 28 0 41 18 41 57 0 10 0 12-7 14-17 7-38 13-57 13z">
            <text:p/>
          </draw:path>
          <draw:path draw:style-name="gr3" draw:text-style-name="P3" draw:layer="layout" svg:width="0.563cm" svg:height="0.457cm" svg:x="19.691cm" svg:y="1.687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079cm" svg:height="0.2cm" svg:x="20.293cm" svg:y="2.07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0.567cm" svg:y="1.847cm" svg:viewBox="0 0 247 304" svg:d="M228 46c-19 0-32 15-32 30 0 9 5 19 21 19 15 0 30-11 30-38 0-29-28-57-80-57-89 0-114 68-114 99 0 51 52 62 71 66 34 6 70 14 70 52 0 17-17 72-97 72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20.871cm" svg:y="1.847cm" svg:viewBox="0 0 308 304" svg:d="M224 44c-13-25-32-44-62-44-78 0-162 99-162 198 0 62 36 106 89 106 14 0 48-2 88-50 5 29 28 50 61 50 24 0 39-15 49-36 11-25 21-67 21-67 0-7-6-7-8-7-7 0-7 4-9 13-12 44-25 82-52 82-19 0-20-17-20-31 0-15 1-19 9-49 8-29 8-34 15-61l23-93c6-19 6-21 6-23 0-11-8-19-19-19-17 0-27 15-29 31zM181 217c-4 13-4 13-14 24-30 38-57 48-76 48-34 0-43-36-43-63 0-32 20-116 38-146 20-40 49-65 77-65 44 0 54 55 54 59s-2 8-4 11z">
            <text:p/>
          </draw:path>
          <draw:path draw:style-name="gr3" draw:text-style-name="P3" draw:layer="layout" svg:width="0.143cm" svg:height="0.472cm" svg:x="21.224cm" svg:y="1.679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06cm" svg:height="0.426cm" svg:x="21.422cm" svg:y="1.725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3z">
            <text:p/>
          </draw:path>
          <draw:path draw:style-name="gr3" draw:text-style-name="P3" draw:layer="layout" svg:width="0.157cm" svg:height="0.668cm" svg:x="21.686cm" svg:y="1.641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157cm" svg:height="0.668cm" svg:x="21.958cm" svg:y="1.641cm" svg:viewBox="0 0 158 669" svg:d="M158 334c0-51-8-133-46-209-40-81-99-125-104-125-6 0-8 2-8 8 0 1 0 1 13 15 67 66 105 173 105 311 0 116-25 234-108 317-10 8-10 10-10 12 0 4 2 6 8 6 5 0 66-46 106-130 34-74 44-148 44-205z">
            <text:p/>
          </draw:path>
        </draw:g>
        <draw:g>
          <svg:title>TexMaths</svg:title>
          <svg:desc>19§latex§\textbf{if} $\pmb{\exists s \in S}$ \textbf{where} \pmb{$q \in \left\lbrace s_i, s_p,s_{p'},s_{p''} \right\rbrace$} \textbf{then}§svg§600§FALSE§</svg:desc>
          <draw:polygon draw:style-name="gr2" draw:text-style-name="P2" draw:layer="layout" svg:width="12.455cm" svg:height="0.717cm" svg:x="14.966cm" svg:y="10.727cm" svg:viewBox="0 0 12456 718" draw:points="6228,718 0,718 0,0 12456,0 12456,718">
            <text:p/>
          </draw:polygon>
          <draw:path draw:style-name="gr3" draw:text-style-name="P3" draw:layer="layout" svg:width="0.16cm" svg:height="0.464cm" svg:x="14.998cm" svg:y="10.788cm" svg:viewBox="0 0 161 465" svg:d="M120 163l-118 6v32c40 0 45 0 45 27v207h-47v30c21 0 53-1 82-1 21 0 55 1 79 1v-30h-41zM127 53c0-30-24-53-53-53-30 0-53 23-53 53 0 29 23 51 53 51 29 0 53-22 53-51z">
            <text:p/>
          </draw:path>
          <draw:path draw:style-name="gr3" draw:text-style-name="P3" draw:layer="layout" svg:width="0.265cm" svg:height="0.468cm" svg:x="15.207cm" svg:y="10.786cm" svg:viewBox="0 0 266 469" svg:d="M51 171h-51v32h51v234h-47v32c24 0 53-2 85-2 25 0 69 0 93 2v-32h-59v-234h76v-32h-79v-67c0-74 51-79 66-79 4 0 8 0 12 0-10 7-16 21-16 34 0 28 25 42 42 42 19 0 42-16 42-42 0-29-25-59-78-59-65 0-137 28-137 104z">
            <text:p/>
          </draw:path>
          <draw:path draw:style-name="gr3" draw:text-style-name="P3" draw:layer="layout" svg:width="0.297cm" svg:height="0.464cm" svg:x="15.715cm" svg:y="10.79cm" svg:viewBox="0 0 298 465" svg:d="M298 25c0-23-2-25-23-25h-252c-12 0-23 0-23 13 0 14 11 14 23 14h249v191h-240c-11 0-23 0-23 14 0 15 12 15 23 15h240v192h-249c-12 0-23 0-23 13s11 13 23 13h252c21 0 23-1 23-24z">
            <text:p/>
          </draw:path>
          <draw:path draw:style-name="gr3" draw:text-style-name="P3" draw:layer="layout" svg:width="0.246cm" svg:height="0.303cm" svg:x="16.083cm" svg:y="10.957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16.6cm" svg:y="10.89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7.208cm" svg:y="10.782cm" svg:viewBox="0 0 397 488" svg:d="M397 8c0-4 0-8-6-8-3 0-5 0-13 9l-32 38c-17-30-52-47-95-47-86 0-166 78-166 158 0 55 35 85 69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97cm" svg:height="0.464cm" svg:x="15.73cm" svg:y="10.771cm" svg:viewBox="0 0 298 465" svg:d="M298 25c0-23-2-25-23-25h-252c-12 0-23 0-23 13 0 14 11 14 23 14h249v191h-240c-11 0-23 0-23 14 0 15 12 15 23 15h240v192h-249c-12 0-23 0-23 13s11 13 23 13h252c21 0 23-1 23-24z">
            <text:p/>
          </draw:path>
          <draw:path draw:style-name="gr3" draw:text-style-name="P3" draw:layer="layout" svg:width="0.246cm" svg:height="0.303cm" svg:x="16.096cm" svg:y="10.94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16.615cm" svg:y="10.873cm" svg:viewBox="0 0 336 389" svg:d="M312 207c11 0 24 0 24-13 0-14-13-14-24-14h-284c8-89 84-153 179-153h105c11 0 24 0 24-14 0-13-13-13-24-13h-105c-116 0-207 87-207 194 0 108 91 195 207 195h105c11 0 24 0 24-13s-13-13-24-13h-105c-95 0-171-65-179-156z">
            <text:p/>
          </draw:path>
          <draw:path draw:style-name="gr3" draw:text-style-name="P3" draw:layer="layout" svg:width="0.396cm" svg:height="0.487cm" svg:x="17.223cm" svg:y="10.763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97cm" svg:height="0.464cm" svg:x="15.745cm" svg:y="10.79cm" svg:viewBox="0 0 298 465" svg:d="M298 25c0-23-2-25-23-25h-252c-12 0-23 0-23 13 0 14 11 14 23 14h249v191h-240c-11 0-23 0-23 14 0 15 12 15 23 15h240v192h-249c-12 0-23 0-23 13s11 13 23 13h252c21 0 23-1 23-24z">
            <text:p/>
          </draw:path>
          <draw:path draw:style-name="gr3" draw:text-style-name="P3" draw:layer="layout" svg:width="0.246cm" svg:height="0.303cm" svg:x="16.112cm" svg:y="10.957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16.63cm" svg:y="10.89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7.238cm" svg:y="10.782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521cm" svg:height="0.299cm" svg:x="17.896cm" svg:y="10.957cm" svg:viewBox="0 0 522 300" svg:d="M477 46c4-10 6-14 45-14v-32c-15 2-36 2-51 2-19 0-49-2-64-2v32c5 0 39 0 39 8 0 2-1 6-3 7l-71 173-76-188h38v-32c-22 0-57 2-78 2-26 0-55-2-66-2v32h40c13 33 13 34 13 34 0 4-2 8-2 10l-53 129-70-173h38v-32c-29 2-55 2-84 2-19 0-49-2-72-2v32h40l102 251c4 11 8 17 23 17 17 0 21-6 25-17l72-175 70 175c4 11 8 17 25 17 15 0 19-6 23-17z">
            <text:p/>
          </draw:path>
          <draw:path draw:style-name="gr3" draw:text-style-name="P3" draw:layer="layout" svg:width="0.381cm" svg:height="0.464cm" svg:x="18.46cm" svg:y="10.79cm" svg:viewBox="0 0 382 465" svg:d="M46 433h-46v32c19 0 59-1 84-1 26 0 66 1 85 1v-32h-46v-139c0-74 57-106 99-106 23 0 38 13 38 65v180h-47v32c19 0 59-1 85-1 27 0 65 1 84 1v-32h-46v-173c0-70-36-97-102-97-65 0-99 40-114 67v-230l-120 6v30c42 0 46 0 46 27z">
            <text:p/>
          </draw:path>
          <draw:path draw:style-name="gr3" draw:text-style-name="P3" draw:layer="layout" svg:width="0.309cm" svg:height="0.307cm" svg:x="18.878cm" svg:y="10.949cm" svg:viewBox="0 0 310 308" svg:d="M289 158c15 0 21 0 21-17 0-21-4-71-36-105-27-25-61-36-109-36-106 0-165 68-165 154 0 89 66 154 175 154 106 0 135-71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271cm" svg:height="0.301cm" svg:x="19.231cm" svg:y="10.953cm" svg:viewBox="0 0 272 302" svg:d="M112 76v-76l-112 6v30c42 0 46 0 46 27v209h-46v30c23 0 53-2 85-2 25 0 69 0 92 2v-30h-57v-118c0-48 15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19.543cm" svg:y="10.949cm" svg:viewBox="0 0 310 308" svg:d="M289 158c15 0 21 0 21-17 0-21-4-71-36-105-27-25-61-36-109-36-106 0-165 68-165 154 0 89 66 154 175 154 106 0 135-71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276cm" svg:height="0.426cm" svg:x="20.088cm" svg:y="10.957cm" svg:viewBox="0 0 277 427" svg:d="M277 8c0-4-2-8-7-8-8 0-34 27-46 47-15-36-40-47-63-47-77 0-161 99-161 196 0 66 40 108 89 108 29 0 55-17 78-40-6 23-26 114-28 120-6 19-12 21-50 23-9 0-15 0-15 13 0 0 0 7 10 7 20 0 43-3 66-3s48 3 68 3c4 0 14 0 14-15 0-5-8-5-17-5-33 0-33-6-33-12s0-9 2-15zM91 289c-40 0-44-52-44-63 0-32 19-104 31-133 21-49 57-78 83-78 44 0 54 53 54 59 0 4-36 150-38 154-12 19-48 61-86 61z">
            <text:p/>
          </draw:path>
          <draw:path draw:style-name="gr3" draw:text-style-name="P3" draw:layer="layout" svg:width="0.335cm" svg:height="0.388cm" svg:x="20.624cm" svg:y="10.89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1.245cm" svg:y="10.75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246cm" svg:height="0.303cm" svg:x="21.566cm" svg:y="10.95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143cm" svg:height="0.316cm" svg:x="21.865cm" svg:y="11.042cm" svg:viewBox="0 0 144 317" svg:d="M131 17c0-8-6-17-19-17s-27 11-27 27c0 7 6 17 19 17 14 0 27-14 27-27zM34 256c-2 6-4 12-4 21 0 21 19 40 46 40 47 0 68-66 68-72 0-8-7-8-7-8-8 0-8 4-10 10-11 36-32 57-51 57-10 0-11-8-11-17 0-12 3-19 7-31 6-13 10-24 15-38 4-11 21-53 23-58 2-6 4-12 4-16 0-22-19-40-46-40-47 0-68 65-68 73 0 5 8 5 8 5 7 0 7-2 9-7 11-40 32-57 49-57 8 0 14 4 14 17 0 9-4 17-15 45z">
            <text:p/>
          </draw:path>
          <draw:path draw:style-name="gr3" draw:text-style-name="P3" draw:layer="layout" svg:width="0.079cm" svg:height="0.2cm" svg:x="22.123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2.395cm" svg:y="10.957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672cm" svg:y="11.14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23.039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3.312cm" svg:y="10.95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261cm" svg:height="0.297cm" svg:x="23.59cm" svg:y="11.14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894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4.137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4.409cm" svg:y="10.957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686cm" svg:y="11.14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4.992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138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5.372cm" svg:y="10.75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76cm" svg:height="0.426cm" svg:x="20.105cm" svg:y="10.93cm" svg:viewBox="0 0 277 427" svg:d="M277 8c0-4-2-8-7-8-8 0-34 27-46 47-15-36-40-47-63-47-77 0-161 99-161 196 0 66 40 108 89 108 29 0 55-17 78-40-6 23-26 114-28 120-6 19-12 21-50 23-9 0-15 0-15 13 0 0 0 7 10 7 20 0 43-3 66-3s48 3 68 3c4 0 14 0 14-15 0-5-8-5-17-5-33 0-33-6-33-12s0-9 2-15zM91 289c-40 0-44-52-44-63 0-32 19-104 31-133 21-49 57-78 83-78 44 0 54 53 54 59 0 4-36 150-38 154-12 19-48 61-86 61z">
            <text:p/>
          </draw:path>
          <draw:path draw:style-name="gr3" draw:text-style-name="P3" draw:layer="layout" svg:width="0.335cm" svg:height="0.388cm" svg:x="20.639cm" svg:y="10.866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1.262cm" svg:y="10.725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246cm" svg:height="0.303cm" svg:x="21.582cm" svg:y="10.93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21.882cm" svg:y="11.016cm" svg:viewBox="0 0 144 317" svg:d="M131 17c0-8-6-17-19-17s-27 11-27 27c0 7 6 17 19 17 14 0 27-14 27-27zM34 256c-2 6-4 12-4 21 0 21 19 40 46 40 47 0 68-66 68-72 0-8-7-8-7-8-8 0-8 4-10 10-11 36-32 57-51 57-10 0-11-8-11-17 0-12 3-19 7-31 6-13 10-24 15-38 4-11 21-53 23-58 2-6 4-12 4-16 0-22-19-40-46-40-47 0-68 65-68 73 0 5 8 5 8 5 7 0 7-2 9-7 11-40 32-57 49-57 8 0 14 4 14 17 0 9-4 17-15 45z">
            <text:p/>
          </draw:path>
          <draw:path draw:style-name="gr3" draw:text-style-name="P3" draw:layer="layout" svg:width="0.079cm" svg:height="0.2cm" svg:x="22.138cm" svg:y="11.15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2.412cm" svg:y="10.93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261cm" svg:height="0.297cm" svg:x="22.689cm" svg:y="11.12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23.056cm" svg:y="11.15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3.33cm" svg:y="10.93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605cm" svg:y="11.12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911cm" svg:y="11.00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4.152cm" svg:y="11.15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4.426cm" svg:y="10.93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703cm" svg:y="11.12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009cm" svg:y="11.00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155cm" svg:y="11.00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5.387cm" svg:y="10.725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76cm" svg:height="0.426cm" svg:x="20.122cm" svg:y="10.957cm" svg:viewBox="0 0 277 427" svg:d="M277 8c0-4-2-8-7-8-8 0-34 27-46 47-15-36-40-47-63-47-77 0-161 99-161 196 0 66 40 108 89 108 29 0 55-17 78-40-6 23-26 114-28 120-6 19-12 21-50 23-9 0-15 0-15 13 0 0 0 7 10 7 20 0 43-3 66-3s48 3 68 3c4 0 14 0 14-15 0-5-8-5-17-5-33 0-33-6-33-12s0-9 2-15zM91 289c-40 0-44-52-44-63 0-32 19-104 31-133 21-49 57-78 83-78 44 0 54 53 54 59 0 4-36 150-38 154-12 19-48 61-86 61z">
            <text:p/>
          </draw:path>
          <draw:path draw:style-name="gr3" draw:text-style-name="P3" draw:layer="layout" svg:width="0.335cm" svg:height="0.388cm" svg:x="20.656cm" svg:y="10.89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1.278cm" svg:y="10.75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246cm" svg:height="0.303cm" svg:x="21.599cm" svg:y="10.95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21.897cm" svg:y="11.042cm" svg:viewBox="0 0 144 317" svg:d="M131 17c0-8-6-17-19-17s-27 11-27 27c0 7 6 17 19 17 14 0 27-14 27-27zM34 256c-2 6-4 12-4 21 0 21 19 40 46 40 47 0 68-66 68-72 0-8-7-8-7-8-8 0-8 4-10 10-11 36-32 57-51 57-10 0-11-8-11-17 0-12 3-19 7-31 6-13 10-24 15-38 4-11 21-53 23-58 2-6 4-12 4-16 0-22-19-40-46-40-47 0-68 65-68 73 0 5 8 5 8 5 7 0 7-2 9-7 11-40 32-57 49-57 8 0 14 4 14 17 0 9-4 17-15 45z">
            <text:p/>
          </draw:path>
          <draw:path draw:style-name="gr3" draw:text-style-name="P3" draw:layer="layout" svg:width="0.079cm" svg:height="0.2cm" svg:x="22.155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2.429cm" svg:y="10.95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261cm" svg:height="0.297cm" svg:x="22.706cm" svg:y="11.14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23.073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3.345cm" svg:y="10.95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622cm" svg:y="11.14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928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4.169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4.443cm" svg:y="10.95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51-10-51-40 0-21 17-61 76-61 17 0 51 4 61 31z">
            <text:p/>
          </draw:path>
          <draw:path draw:style-name="gr3" draw:text-style-name="P3" draw:layer="layout" svg:width="0.261cm" svg:height="0.297cm" svg:x="24.72cm" svg:y="11.14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026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172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5.404cm" svg:y="10.75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42cm" svg:height="0.428cm" svg:x="25.936cm" svg:y="10.828cm" svg:viewBox="0 0 243 429" svg:d="M55 160v184c0 72 59 85 106 85 52 0 82-38 82-87v-34h-32v34c0 46-21 61-40 61-40 0-40-42-40-59v-184h99v-33h-99v-127h-30c-2 66-35 133-101 135v25z">
            <text:p/>
          </draw:path>
          <draw:path draw:style-name="gr3" draw:text-style-name="P3" draw:layer="layout" svg:width="0.381cm" svg:height="0.464cm" svg:x="26.25cm" svg:y="10.79cm" svg:viewBox="0 0 382 465" svg:d="M46 433h-46v32c19 0 59-1 84-1 26 0 66 1 85 1v-32h-46v-139c0-74 57-106 99-106 23 0 38 13 38 65v180h-47v32c19 0 59-1 85-1 27 0 65 1 84 1v-32h-46v-173c0-70-36-97-102-97-65 0-99 40-114 67v-230l-120 6v30c42 0 46 0 46 27z">
            <text:p/>
          </draw:path>
          <draw:path draw:style-name="gr3" draw:text-style-name="P3" draw:layer="layout" svg:width="0.309cm" svg:height="0.307cm" svg:x="26.666cm" svg:y="10.949cm" svg:viewBox="0 0 310 308" svg:d="M289 158c15 0 21 0 21-17 0-21-4-71-36-105-27-25-61-36-109-36-106 0-165 68-165 154 0 89 66 154 175 154 106 0 135-71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381cm" svg:height="0.301cm" svg:x="27.025cm" svg:y="10.953cm" svg:viewBox="0 0 382 302" svg:d="M46 63v209h-46v30c19 0 59-2 84-2 26 0 66 2 85 2v-30h-46v-141c0-74 57-106 99-106 23 0 38 13 38 64v183h-47v30c19 0 59-2 85-2 27 0 65 2 84 2v-30h-46v-175c0-70-36-97-102-97-65 0-101 38-118 72v-72l-116 6v30c42 0 46 0 46 27z">
            <text:p/>
          </draw:path>
        </draw:g>
        <draw:g>
          <svg:title>TexMaths</svg:title>
          <svg:desc>19§latex§$\pmb{ u \leftarrow E_{\kappa}^{-1}(RAND)}$§svg§600§FALSE§</svg:desc>
          <draw:polygon draw:style-name="gr2" draw:text-style-name="P2" draw:layer="layout" svg:width="5.397cm" svg:height="0.729cm" svg:x="1.028cm" svg:y="9.549cm" svg:viewBox="0 0 5398 730" draw:points="2700,730 0,730 0,0 5398,0 5398,730">
            <text:p/>
          </draw:polygon>
          <draw:path draw:style-name="gr3" draw:text-style-name="P3" draw:layer="layout" svg:width="0.345cm" svg:height="0.303cm" svg:x="1.047cm" svg:y="9.81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632cm" svg:y="9.76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47cm" svg:y="9.65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25cm" svg:y="9.739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441cm" svg:y="9.556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972cm" svg:y="10.06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758cm" svg:y="9.60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977cm" svg:y="9.65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484cm" svg:y="9.63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2-420c0-13 0-15-11-15-12 0-14 4-17 11zM177 304l133-220 21 220z">
            <text:p/>
          </draw:path>
          <draw:path draw:style-name="gr3" draw:text-style-name="P3" draw:layer="layout" svg:width="0.563cm" svg:height="0.457cm" svg:x="4.986cm" svg:y="9.65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594cm" svg:y="9.65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175cm" svg:y="9.60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062cm" svg:y="9.79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647cm" svg:y="9.7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485cm" svg:y="9.638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4cm" svg:y="9.72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456cm" svg:y="9.539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987cm" svg:y="10.05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772cm" svg:y="9.5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992cm" svg:y="9.634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499cm" svg:y="9.613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001cm" svg:y="9.63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609cm" svg:y="9.63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188cm" svg:y="9.5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077cm" svg:y="9.81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661cm" svg:y="9.76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501cm" svg:y="9.655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55cm" svg:y="9.739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471cm" svg:y="9.556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3cm" svg:y="10.06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787cm" svg:y="9.60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4.007cm" svg:y="9.65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515cm" svg:y="9.63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016cm" svg:y="9.65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624cm" svg:y="9.65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204cm" svg:y="9.609cm" svg:viewBox="0 0 158 669" svg:d="M158 334c0-51-8-133-46-209-40-81-99-125-104-125-6 0-8 2-8 8 0 2 0 2 13 15 67 66 105 173 105 311 0 116-25 234-108 318-10 7-10 9-10 11 0 4 2 6 8 6 5 0 66-46 106-129 34-74 44-149 44-206z">
            <text:p/>
          </draw:path>
        </draw:g>
        <draw:g>
          <svg:title>TexMaths</svg:title>
          <svg:desc>19§latex§\pmb{ $s_p \leftarrow s_{p'}; s_{p'} \leftarrow s_{p''} \text{ and } s_{p''} \leftarrow null$ }§svg§600§TRUE§</svg:desc>
          <draw:polygon draw:style-name="gr4" draw:text-style-name="P4" draw:layer="layout" svg:width="10.284cm" svg:height="0.681cm" svg:x="17.22cm" svg:y="12.582cm" svg:viewBox="0 0 10285 682" draw:points="5142,682 0,682 0,0 10285,0 10285,682">
            <text:p/>
          </draw:polygon>
          <draw:path draw:style-name="gr3" draw:text-style-name="P3" draw:layer="layout" svg:width="0.246cm" svg:height="0.303cm" svg:x="17.254cm" svg:y="12.776cm" svg:viewBox="0 0 247 304" svg:d="M228 46c-19 0-32 15-32 30 0 10 5 19 21 19 15 0 30-11 30-38 0-28-28-57-80-57-89 0-114 68-114 99 0 51 52 62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532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064cm" svg:y="12.73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8.911cm" svg:y="12.77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188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9.494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3cm" svg:height="0.417cm" svg:x="19.736cm" svg:y="12.783cm" svg:viewBox="0 0 74 418" svg:d="M72 36c0-21-15-36-36-36-19 0-36 15-36 36 0 19 17 34 36 34 21 0 36-15 36-34zM59 281c0 19 0 72-44 122-4 5-4 6-4 7 0 6 4 8 6 8 8 0 57-53 57-131 0-19 0-68-38-68-25 0-36 17-36 34 0 19 11 36 36 36 4 0 6 0 6 0 6-2 11-2 17-8z">
            <text:p/>
          </draw:path>
          <draw:path draw:style-name="gr3" draw:text-style-name="P3" draw:layer="layout" svg:width="0.246cm" svg:height="0.303cm" svg:x="20.009cm" svg:y="12.77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0.285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591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20.997cm" svg:y="12.73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21.847cm" svg:y="12.77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2.122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2.428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2.576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01cm" svg:height="0.307cm" svg:x="23.011cm" svg:y="12.772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295cm" svg:x="23.336cm" svg:y="12.776cm" svg:viewBox="0 0 338 296" svg:d="M53 67v178c0 30-7 31-53 31v20c23 0 57-1 76-1 17 0 51 1 76 1v-20c-46 0-53-1-53-31v-123c0-69 47-107 91-107 42 0 49 36 49 74v156c0 30-7 31-53 31v20c25 0 59-1 76-1s53 1 76 1v-20c-36 0-51 0-53-19v-130c0-57 0-78-21-102-9-12-30-25-70-25-50 0-80 28-99 70v-70l-95 8v21c48 0 53 3 53 38z">
            <text:p/>
          </draw:path>
          <draw:path draw:style-name="gr3" draw:text-style-name="P3" draw:layer="layout" svg:width="0.33cm" svg:height="0.472cm" svg:x="23.707cm" svg:y="12.607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246cm" svg:height="0.303cm" svg:x="24.317cm" svg:y="12.77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592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4.898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5.044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25.453cm" svg:y="12.73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62cm" svg:height="0.303cm" svg:x="26.285cm" svg:y="12.776cm" svg:viewBox="0 0 363 304" svg:d="M40 257c-2 11-6 26-6 30 0 11 10 17 19 17 8 0 19-6 25-19 0 0 8-32 11-49l16-61c3-14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0-11 57z">
            <text:p/>
          </draw:path>
          <draw:path draw:style-name="gr3" draw:text-style-name="P3" draw:layer="layout" svg:width="0.345cm" svg:height="0.303cm" svg:x="26.684cm" svg:y="12.776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076cm" svg:y="12.607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143cm" svg:height="0.472cm" svg:x="27.286cm" svg:y="12.607cm" svg:viewBox="0 0 144 473" svg:d="M144 8c0 0 0-8-7-8-17 0-67 6-84 8-5 0-13 0-13 13 0 8 8 8 17 8 32 0 34 5 34 11l-2 13-85 335c-2 7-4 13-4 22 0 38 30 63 61 63 23 0 40-13 51-38 13-25 21-64 21-66 0-6-6-6-8-6-7 0-7 2-9 11-11 44-25 84-53 84-19 0-19-21-19-30 0-18 0-19 4-33z">
            <text:p/>
          </draw:path>
          <draw:path draw:style-name="gr3" draw:text-style-name="P3" draw:layer="layout" svg:width="0.246cm" svg:height="0.303cm" svg:x="17.271cm" svg:y="12.749cm" svg:viewBox="0 0 247 304" svg:d="M228 46c-19 0-32 15-32 30 0 10 5 19 21 19 15 0 30-11 30-38 0-28-28-57-80-57-89 0-114 68-114 99 0 51 52 62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549cm" svg:y="12.937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081cm" svg:y="12.704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8.928cm" svg:y="12.749cm" svg:viewBox="0 0 247 304" svg:d="M228 46c-19 0-32 15-32 30 0 10 5 19 21 19 15 0 30-11 30-38 0-28-28-57-80-57-89 0-114 68-114 99 0 51 52 62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206cm" svg:y="12.937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9.511cm" svg:y="12.82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3cm" svg:height="0.417cm" svg:x="19.753cm" svg:y="12.757cm" svg:viewBox="0 0 74 418" svg:d="M72 36c0-21-15-36-36-36-19 0-36 15-36 36 0 19 17 34 36 34 21 0 36-15 36-34zM59 281c0 19 0 72-44 122-4 5-4 5-4 7 0 6 4 8 6 8 8 0 57-53 57-131 0-19 0-68-38-68-25 0-36 17-36 34 0 19 11 36 36 36 4 0 6 0 6 0 6-2 11-2 17-8z">
            <text:p/>
          </draw:path>
          <draw:path draw:style-name="gr3" draw:text-style-name="P3" draw:layer="layout" svg:width="0.246cm" svg:height="0.303cm" svg:x="20.026cm" svg:y="12.749cm" svg:viewBox="0 0 247 304" svg:d="M228 46c-19 0-32 15-32 30 0 10 5 19 21 19 15 0 30-11 30-38 0-28-28-57-80-57-89 0-114 68-114 99 0 51 52 62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0.302cm" svg:y="12.937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608cm" svg:y="12.82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21.014cm" svg:y="12.704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21.864cm" svg:y="12.749cm" svg:viewBox="0 0 247 304" svg:d="M228 46c-19 0-32 15-32 30 0 10 5 19 21 19 15 0 30-11 30-38 0-28-28-57-80-57-89 0-114 68-114 99 0 51 52 62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2.139cm" svg:y="12.937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2.445cm" svg:y="12.82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2.591cm" svg:y="12.82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01cm" svg:height="0.307cm" svg:x="23.027cm" svg:y="12.745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337cm" svg:height="0.295cm" svg:x="23.353cm" svg:y="12.749cm" svg:viewBox="0 0 338 296" svg:d="M53 67v178c0 31-7 31-53 31v20c23 0 57-1 76-1 17 0 53 1 76 1v-20c-46 0-53 0-53-31v-123c0-69 47-107 91-107 42 0 49 36 49 74v156c0 31-7 31-53 31v20c25 0 59-1 76-1s53 1 76 1v-20c-36 0-51 0-53-19v-130c0-57 0-78-21-102-9-12-30-25-70-25-50 0-80 28-99 70v-70l-95 8v21c48 0 53 3 53 38z">
            <text:p/>
          </draw:path>
          <draw:path draw:style-name="gr3" draw:text-style-name="P3" draw:layer="layout" svg:width="0.33cm" svg:height="0.472cm" svg:x="23.724cm" svg:y="12.58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246cm" svg:height="0.303cm" svg:x="24.332cm" svg:y="12.749cm" svg:viewBox="0 0 247 304" svg:d="M228 46c-19 0-32 15-32 30 0 10 5 19 21 19 15 0 30-11 30-38 0-28-28-57-80-57-89 0-114 68-114 99 0 51 52 62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609cm" svg:y="12.937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4.915cm" svg:y="12.82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5.062cm" svg:y="12.82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25.468cm" svg:y="12.704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62cm" svg:height="0.303cm" svg:x="26.302cm" svg:y="12.749cm" svg:viewBox="0 0 363 304" svg:d="M40 257c-2 11-6 26-6 30 0 11 10 17 19 17 8 0 19-6 25-19 0 0 8-32 11-49l16-61c3-14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701cm" svg:y="12.749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093cm" svg:y="12.58cm" svg:viewBox="0 0 144 473" svg:d="M144 8c0 0 0-8-7-8-17 0-67 6-84 8-5 0-13 0-13 13 0 7 8 8 17 8 32 0 34 5 34 11l-2 13-85 335c-2 7-4 13-4 22 0 38 30 63 61 63 23 0 40-13 51-38 13-25 21-65 21-66 0-6-6-6-8-6-7 0-7 2-9 11-13 44-25 84-53 84-19 0-19-21-19-30 0-18 0-19 4-33z">
            <text:p/>
          </draw:path>
          <draw:path draw:style-name="gr3" draw:text-style-name="P3" draw:layer="layout" svg:width="0.143cm" svg:height="0.472cm" svg:x="27.304cm" svg:y="12.58cm" svg:viewBox="0 0 144 473" svg:d="M144 8c0 0 0-8-7-8-17 0-67 6-84 8-5 0-13 0-13 13 0 7 8 8 17 8 32 0 34 5 34 11l-2 13-85 335c-2 7-4 13-4 22 0 38 30 63 61 63 23 0 40-13 51-38 13-25 21-65 21-66 0-6-6-6-8-6-7 0-7 2-9 11-13 44-25 84-53 84-19 0-19-21-19-30 0-18 0-19 4-33z">
            <text:p/>
          </draw:path>
          <draw:path draw:style-name="gr3" draw:text-style-name="P3" draw:layer="layout" svg:width="0.246cm" svg:height="0.303cm" svg:x="17.288cm" svg:y="12.776cm" svg:viewBox="0 0 247 304" svg:d="M228 46c-19 0-32 15-32 30 0 10 5 19 21 19 15 0 30-11 30-38 0-28-28-57-80-57-89 0-114 68-114 99 0 51 52 62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564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096cm" svg:y="12.73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8.945cm" svg:y="12.77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221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9.527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3cm" svg:height="0.417cm" svg:x="19.768cm" svg:y="12.783cm" svg:viewBox="0 0 74 418" svg:d="M72 36c0-21-15-36-36-36-19 0-36 15-36 36 0 19 17 34 36 34 21 0 36-15 36-34zM59 281c0 19 0 72-44 122-4 5-4 6-4 7 0 6 4 8 6 8 8 0 57-53 57-131 0-19 0-68-38-68-25 0-36 17-36 34 0 19 11 36 36 36 4 0 6 0 6 0 6-2 11-2 17-8z">
            <text:p/>
          </draw:path>
          <draw:path draw:style-name="gr3" draw:text-style-name="P3" draw:layer="layout" svg:width="0.246cm" svg:height="0.303cm" svg:x="20.042cm" svg:y="12.77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0.319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625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21.032cm" svg:y="12.73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21.879cm" svg:y="12.77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2.156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2.462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2.609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01cm" svg:height="0.307cm" svg:x="23.044cm" svg:y="12.772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295cm" svg:x="23.37cm" svg:y="12.776cm" svg:viewBox="0 0 338 296" svg:d="M53 67v178c0 30-7 31-53 31v20c23 0 57-1 76-1 17 0 53 1 76 1v-20c-46 0-53-1-53-31v-123c0-69 47-107 91-107 42 0 49 36 49 74v156c0 30-7 31-53 31v20c25 0 59-1 76-1s53 1 76 1v-20c-36 0-51 0-53-19v-130c0-57 0-78-21-102-9-12-30-25-70-25-50 0-80 28-99 70v-70l-95 8v21c48 0 53 3 53 38z">
            <text:p/>
          </draw:path>
          <draw:path draw:style-name="gr3" draw:text-style-name="P3" draw:layer="layout" svg:width="0.33cm" svg:height="0.472cm" svg:x="23.741cm" svg:y="12.607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246cm" svg:height="0.303cm" svg:x="24.349cm" svg:y="12.77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626cm" svg:y="12.96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4.932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5.079cm" svg:y="12.8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25.485cm" svg:y="12.73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62cm" svg:height="0.303cm" svg:x="26.319cm" svg:y="12.776cm" svg:viewBox="0 0 363 304" svg:d="M40 257c-2 11-6 26-6 30 0 11 10 17 19 17 8 0 19-6 25-19 0 0 8-32 11-49l16-61c3-14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0-11 57z">
            <text:p/>
          </draw:path>
          <draw:path draw:style-name="gr3" draw:text-style-name="P3" draw:layer="layout" svg:width="0.345cm" svg:height="0.303cm" svg:x="26.718cm" svg:y="12.776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108cm" svg:y="12.607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143cm" svg:height="0.472cm" svg:x="27.321cm" svg:y="12.607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</draw:g>
        <draw:g>
          <svg:title>TexMaths</svg:title>
          <svg:desc>19§latex§\pmb{if $u_{p''} \notin \left\lbrace PMSI,P_{new} \right\rbrace$}§svg§600§TRUE§</svg:desc>
          <draw:polygon draw:style-name="gr4" draw:text-style-name="P4" draw:layer="layout" svg:width="6.913cm" svg:height="0.717cm" svg:x="1.042cm" svg:y="11.139cm" svg:viewBox="0 0 6914 718" draw:points="3458,718 0,718 0,0 6914,0 6914,718">
            <text:p/>
          </draw:polygon>
          <draw:path draw:style-name="gr3" draw:text-style-name="P3" draw:layer="layout" svg:width="0.143cm" svg:height="0.447cm" svg:x="1.065cm" svg:y="11.219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7cm" svg:height="0.472cm" svg:x="1.249cm" svg:y="11.194cm" svg:viewBox="0 0 218 473" svg:d="M95 184v-78c0-59 32-91 63-91 2 0 11 0 22 4-9 4-20 11-20 28 0 16 11 29 28 29 21 0 30-13 30-29 0-24-24-47-60-47-48 0-105 36-105 106v78h-53v21h53v217c0 30-7 30-53 30v21c27-2 59-2 78-2 26 0 59 0 85 2v-21h-15c-49 0-51-7-51-32v-215h78v-21z">
            <text:p/>
          </draw:path>
          <draw:path draw:style-name="gr3" draw:text-style-name="P3" draw:layer="layout" svg:width="0.345cm" svg:height="0.303cm" svg:x="1.673cm" svg:y="11.369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2.034cm" svg:y="11.55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.34cm" svg:y="11.44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.486cm" svg:y="11.44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61cm" svg:height="0.668cm" svg:x="2.967cm" svg:y="11.164cm" svg:viewBox="0 0 262 669" svg:d="M258 25c4-8 4-12 4-12 0-7-6-13-13-13-6 0-10 2-12 6l-233 638c-4 10-4 11-4 11 0 8 6 14 13 14 10 0 12-4 15-15z">
            <text:p/>
          </draw:path>
          <draw:path draw:style-name="gr3" draw:text-style-name="P3" draw:layer="layout" svg:width="0.335cm" svg:height="0.388cm" svg:x="2.912cm" svg:y="11.304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535cm" svg:y="11.164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478cm" svg:height="0.457cm" svg:x="3.846cm" svg:y="11.209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4.369cm" svg:y="11.209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9 0-5 0-9 2-17l91-364 59 416c0 7 2 15 9 15 8 0 12-8 15-12l270-425-95 386c-7 24-7 30-61 30-11 0-19 0-19 13 0 8 8 8 10 8 19 0 64-2 83-2 27 0 57 2 84 2 4 0 13 0 13-13 0-8-5-8-19-8-24 0-43 0-43-11 0-4 0-4 3-18z">
            <text:p/>
          </draw:path>
          <draw:path draw:style-name="gr3" draw:text-style-name="P3" draw:layer="layout" svg:width="0.396cm" svg:height="0.487cm" svg:x="5.093cm" svg:y="11.194cm" svg:viewBox="0 0 397 488" svg:d="M397 8c0-4 0-8-6-8-3 0-5 0-13 9l-32 38c-17-30-52-47-95-47-86 0-166 78-166 158 0 55 35 85 69 95l72 19c25 5 63 17 63 72 0 59-55 123-122 123-44 0-118-15-118-98 0-16 4-33 4-37 2-1 2-3 2-3 0-8-4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5.528cm" svg:y="11.209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6z">
            <text:p/>
          </draw:path>
          <draw:path draw:style-name="gr3" draw:text-style-name="P3" draw:layer="layout" svg:width="0.079cm" svg:height="0.2cm" svg:x="5.906cm" svg:y="11.59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6.172cm" svg:y="11.209cm" svg:viewBox="0 0 479 458" svg:d="M177 247h114c95 0 188-70 188-146 0-52-44-101-133-101h-217c-13 0-21 0-21 13 0 8 8 8 21 8 8 0 21 0 29 2 11 0 15 2 15 9 0 4-2 6-4 14l-89 361c-8 24-8 30-61 30-11 0-19 0-19 13 0 8 8 8 9 8 19 0 67-2 86-2 13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286cm" svg:height="0.212cm" svg:x="6.594cm" svg:y="11.559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932cm" svg:y="11.559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7.175cm" svg:y="11.559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38cm" svg:height="0.668cm" svg:x="7.637cm" svg:y="11.164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143cm" svg:height="0.447cm" svg:x="1.08cm" svg:y="11.19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7cm" svg:height="0.472cm" svg:x="1.266cm" svg:y="11.167cm" svg:viewBox="0 0 218 473" svg:d="M95 184v-78c0-59 32-91 63-91 2 0 11 0 22 4-9 4-20 11-20 28 0 16 11 29 28 29 21 0 30-13 30-29 0-24-24-47-60-47-48 0-105 36-105 106v78h-53v21h53v217c0 30-7 30-53 30v21c27-2 59-2 78-2 26 0 59 0 85 2v-21h-15c-49 0-51-7-51-32v-215h78v-21z">
            <text:p/>
          </draw:path>
          <draw:path draw:style-name="gr3" draw:text-style-name="P3" draw:layer="layout" svg:width="0.345cm" svg:height="0.303cm" svg:x="1.688cm" svg:y="11.342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2.049cm" svg:y="11.532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.355cm" svg:y="11.41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.503cm" svg:y="11.41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61cm" svg:height="0.668cm" svg:x="2.984cm" svg:y="11.137cm" svg:viewBox="0 0 262 669" svg:d="M258 25c4-8 4-12 4-12 0-7-6-13-13-13-6 0-10 2-12 6l-233 638c-4 10-4 11-4 11 0 8 6 14 13 14 10 0 12-4 15-15z">
            <text:p/>
          </draw:path>
          <draw:path draw:style-name="gr3" draw:text-style-name="P3" draw:layer="layout" svg:width="0.335cm" svg:height="0.388cm" svg:x="2.927cm" svg:y="11.27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552cm" svg:y="11.137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478cm" svg:height="0.457cm" svg:x="3.863cm" svg:y="11.18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4.384cm" svg:y="11.183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9 0-5 0-9 2-17l91-364 59 416c0 7 2 15 9 15 8 0 12-8 15-12l270-425-95 386c-7 24-7 30-61 30-11 0-19 0-19 13 0 8 8 8 10 8 19 0 64-2 83-2 27 0 57 2 84 2 4 0 13 0 13-13 0-8-5-8-19-8-24 0-43 0-43-11 0-4 0-4 3-18z">
            <text:p/>
          </draw:path>
          <draw:path draw:style-name="gr3" draw:text-style-name="P3" draw:layer="layout" svg:width="0.396cm" svg:height="0.487cm" svg:x="5.11cm" svg:y="11.167cm" svg:viewBox="0 0 397 488" svg:d="M397 8c0-4 0-8-6-8-3 0-5 0-13 9l-32 38c-17-30-52-47-95-47-86 0-166 78-166 158 0 55 35 85 69 95l72 19c25 5 63 17 63 72 0 59-55 123-122 123-44 0-118-15-118-98 0-16 4-33 4-37 2-1 2-3 2-3 0-8-4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5.543cm" svg:y="11.18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6z">
            <text:p/>
          </draw:path>
          <draw:path draw:style-name="gr3" draw:text-style-name="P3" draw:layer="layout" svg:width="0.079cm" svg:height="0.2cm" svg:x="5.923cm" svg:y="11.566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6.189cm" svg:y="11.18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286cm" svg:height="0.212cm" svg:x="6.611cm" svg:y="11.532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949cm" svg:y="11.532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7.192cm" svg:y="11.532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38cm" svg:height="0.668cm" svg:x="7.654cm" svg:y="11.137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143cm" svg:height="0.447cm" svg:x="1.097cm" svg:y="11.219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7cm" svg:height="0.472cm" svg:x="1.281cm" svg:y="11.194cm" svg:viewBox="0 0 218 473" svg:d="M95 184v-78c0-59 32-91 63-91 2 0 11 0 22 4-9 4-20 11-20 28 0 16 11 29 28 29 21 0 30-13 30-29 0-24-24-47-60-47-48 0-105 36-105 106v78h-53v21h53v217c0 30-7 30-53 30v21c27-2 59-2 78-2 26 0 59 0 85 2v-21h-15c-49 0-51-7-51-32v-215h78v-21z">
            <text:p/>
          </draw:path>
          <draw:path draw:style-name="gr3" draw:text-style-name="P3" draw:layer="layout" svg:width="0.345cm" svg:height="0.303cm" svg:x="1.705cm" svg:y="11.369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2.066cm" svg:y="11.55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.372cm" svg:y="11.44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.518cm" svg:y="11.44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61cm" svg:height="0.668cm" svg:x="2.999cm" svg:y="11.164cm" svg:viewBox="0 0 262 669" svg:d="M258 25c4-8 4-12 4-12 0-7-6-13-13-13-6 0-10 2-12 6l-233 638c-4 10-4 11-4 11 0 8 6 14 13 14 10 0 12-4 15-15z">
            <text:p/>
          </draw:path>
          <draw:path draw:style-name="gr3" draw:text-style-name="P3" draw:layer="layout" svg:width="0.335cm" svg:height="0.388cm" svg:x="2.944cm" svg:y="11.304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567cm" svg:y="11.164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478cm" svg:height="0.457cm" svg:x="3.881cm" svg:y="11.209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4.401cm" svg:y="11.209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9 0-5 0-9 2-17l91-364 59 416c0 7 2 15 9 15 8 0 12-8 15-12l270-425-95 386c-7 24-7 30-61 30-11 0-19 0-19 13 0 8 8 8 10 8 19 0 64-2 83-2 27 0 57 2 84 2 4 0 13 0 13-13 0-8-5-8-19-8-24 0-43 0-43-11 0-4 0-4 3-18z">
            <text:p/>
          </draw:path>
          <draw:path draw:style-name="gr3" draw:text-style-name="P3" draw:layer="layout" svg:width="0.396cm" svg:height="0.487cm" svg:x="5.127cm" svg:y="11.194cm" svg:viewBox="0 0 397 488" svg:d="M397 8c0-4 0-8-6-8-3 0-5 0-13 9l-32 38c-17-30-52-47-95-47-86 0-166 78-166 158 0 55 35 85 69 95l72 19c25 5 63 17 63 72 0 59-55 123-122 123-44 0-118-15-118-98 0-16 4-33 4-37 2-1 2-3 2-3 0-8-4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5.56cm" svg:y="11.209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6z">
            <text:p/>
          </draw:path>
          <draw:path draw:style-name="gr3" draw:text-style-name="P3" draw:layer="layout" svg:width="0.079cm" svg:height="0.2cm" svg:x="5.94cm" svg:y="11.59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6.206cm" svg:y="11.209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286cm" svg:height="0.212cm" svg:x="6.628cm" svg:y="11.559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966cm" svg:y="11.559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7.209cm" svg:y="11.559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38cm" svg:height="0.668cm" svg:x="7.669cm" svg:y="11.164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</draw:g>
        <draw:line draw:style-name="gr5" draw:text-style-name="P5" draw:layer="layout" svg:x1="14.382cm" svg:y1="4.62cm" svg:x2="25.414cm" svg:y2="4.62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242cm" svg:y="3.954cm" svg:viewBox="0 0 9559 585" draw:points="4780,585 0,585 0,0 9559,0 9559,585">
            <text:p/>
          </draw:polygon>
          <draw:path draw:style-name="gr3" draw:text-style-name="P3" draw:layer="layout" svg:width="0.478cm" svg:height="0.472cm" svg:x="15.269cm" svg:y="3.952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776cm" svg:y="3.931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278cm" svg:y="3.95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886cm" svg:y="3.95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486cm" svg:y="4.3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748cm" svg:y="3.931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267cm" svg:y="3.952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767cm" svg:y="3.95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257cm" svg:y="3.95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859cm" svg:y="4.3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116cm" svg:y="3.952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729cm" svg:y="3.952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237cm" svg:y="3.954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776cm" svg:y="3.937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207cm" svg:y="4.33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481cm" svg:y="3.937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996cm" svg:y="3.952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604cm" svg:y="4.3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864cm" svg:y="3.952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212cm" svg:y="3.952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frame draw:style-name="gr16" draw:text-style-name="P9" draw:layer="layout" svg:width="2.492cm" svg:height="1.062cm" svg:x="25.308cm" svg:y="4.026cm">
          <draw:text-box>
            <text:p><text:span text:style-name="T2">UMTS</text:span></text:p>
          </draw:text-box>
        </draw:frame>
        <draw:frame draw:style-name="gr16" draw:text-style-name="P9" draw:layer="layout" svg:width="2.492cm" svg:height="1.062cm" svg:x="25.308cm" svg:y="5.126cm">
          <draw:text-box>
            <text:p><text:span text:style-name="T2">LTE</text:span></text:p>
          </draw:text-box>
        </draw:frame>
        <draw:g>
          <svg:title>TexMaths</svg:title>
          <svg:desc>19§latex§\pmb{if $s_{p''} = null$ then}§svg§600§TRUE§</svg:desc>
          <draw:polygon draw:style-name="gr4" draw:text-style-name="P4" draw:layer="layout" svg:width="5.201cm" svg:height="0.681cm" svg:x="11.708cm" svg:y="-0.682cm" svg:viewBox="0 0 5202 682" draw:points="2601,682 0,682 0,0 5202,0 5202,682">
            <text:p/>
          </draw:polygon>
          <draw:path draw:style-name="gr3" draw:text-style-name="P3" draw:layer="layout" svg:width="0.143cm" svg:height="0.448cm" svg:x="11.731cm" svg:y="-0.64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11.915cm" svg:y="-0.665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2.354cm" svg:y="-0.489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2.629cm" svg:y="-0.3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2.935cm" svg:y="-0.41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3.082cm" svg:y="-0.41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3.49cm" svg:y="-0.43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4.174cm" svg:y="-0.489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4.575cm" svg:y="-0.489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4.964cm" svg:y="-0.658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  <draw:path draw:style-name="gr3" draw:text-style-name="P3" draw:layer="layout" svg:width="0.143cm" svg:height="0.472cm" svg:x="15.177cm" svg:y="-0.658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21cm" svg:height="0.419cm" svg:x="15.593cm" svg:y="-0.605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337cm" svg:height="0.465cm" svg:x="15.861cm" svg:y="-0.658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259cm" svg:height="0.307cm" svg:x="16.228cm" svg:y="-0.49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7cm" svg:height="0.296cm" svg:x="16.526cm" svg:y="-0.489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7 0 53 3 53 38z">
            <text:p/>
          </draw:path>
          <draw:path draw:style-name="gr3" draw:text-style-name="P3" draw:layer="layout" svg:width="0.143cm" svg:height="0.448cm" svg:x="11.746cm" svg:y="-0.667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11.932cm" svg:y="-0.69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2.369cm" svg:y="-0.515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2.647cm" svg:y="-0.32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2.952cm" svg:y="-0.4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3.099cm" svg:y="-0.4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3.507cm" svg:y="-0.46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4cm" svg:height="0.303cm" svg:x="14.191cm" svg:y="-0.515cm" svg:viewBox="0 0 365 304" svg:d="M40 257c-2 11-6 26-6 30 0 11 10 17 19 17 8 0 21-6 25-19 0 0 9-32 13-49l15-61c4-13 8-29 10-44 4-11 9-32 9-34 10-21 46-82 111-82 30 0 36 25 36 48 0 40-35 127-44 156-6 15-8 22-8 30 0 32 25 55 55 55 63 0 90-97 90-102 0-8-8-8-10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4.59cm" svg:y="-0.515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4.982cm" svg:y="-0.684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  <draw:path draw:style-name="gr3" draw:text-style-name="P3" draw:layer="layout" svg:width="0.143cm" svg:height="0.472cm" svg:x="15.192cm" svg:y="-0.684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21cm" svg:height="0.419cm" svg:x="15.61cm" svg:y="-0.631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337cm" svg:height="0.465cm" svg:x="15.878cm" svg:y="-0.684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259cm" svg:height="0.307cm" svg:x="16.245cm" svg:y="-0.519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7cm" svg:height="0.296cm" svg:x="16.543cm" svg:y="-0.515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7 0 53 3 53 38z">
            <text:p/>
          </draw:path>
          <draw:path draw:style-name="gr3" draw:text-style-name="P3" draw:layer="layout" svg:width="0.143cm" svg:height="0.448cm" svg:x="11.763cm" svg:y="-0.64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11.947cm" svg:y="-0.665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2.386cm" svg:y="-0.489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2.664cm" svg:y="-0.3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2.97cm" svg:y="-0.41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3.116cm" svg:y="-0.41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3.522cm" svg:y="-0.43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4.208cm" svg:y="-0.489cm" svg:viewBox="0 0 363 304" svg:d="M40 257c-2 11-6 26-6 30 0 11 10 17 19 17 8 0 19-6 25-19 0 0 7-32 11-49l15-61c4-13 8-29 12-44 4-11 7-32 9-34 10-21 46-82 109-82 30 0 36 25 36 48 0 40-33 127-44 156-6 15-6 22-6 30 0 32 23 55 54 55 64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4.607cm" svg:y="-0.489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4.999cm" svg:y="-0.658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  <draw:path draw:style-name="gr3" draw:text-style-name="P3" draw:layer="layout" svg:width="0.143cm" svg:height="0.472cm" svg:x="15.21cm" svg:y="-0.658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21cm" svg:height="0.419cm" svg:x="15.628cm" svg:y="-0.605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337cm" svg:height="0.465cm" svg:x="15.895cm" svg:y="-0.658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259cm" svg:height="0.307cm" svg:x="16.262cm" svg:y="-0.49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7cm" svg:height="0.296cm" svg:x="16.56cm" svg:y="-0.489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7 0 53 3 53 38z">
            <text:p/>
          </draw:path>
        </draw:g>
        <draw:frame draw:style-name="gr17" draw:text-style-name="P10" draw:layer="layout" svg:width="4.064cm" svg:height="0.988cm" svg:x="23.368cm" svg:y="-1.016cm">
          <draw:text-box>
            <text:p><text:span text:style-name="T3">At HN End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8-07T21:59:09.577511742</dc:date>
    <meta:editing-duration>PT9H39M2S</meta:editing-duration>
    <meta:editing-cycles>32</meta:editing-cycles>
    <meta:generator>LibreOffice/5.1.6.2$Linux_X86_64 LibreOffice_project/10m0$Build-2</meta:generator>
    <meta:document-statistic meta:object-count="1315"/>
  </office:meta>
</office:document-meta>
</file>